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opacity="100%" draw:textarea-vertical-align="middle" draw:shadow="hidden" draw:shadow-opacity="100%"/>
    </style:style>
    <style:style style:name="gr2" style:family="graphic" style:parent-style-name="objectwithoutfill">
      <style:graphic-properties draw:stroke="solid" draw:stroke-dash="Ultrafine_20_Dashed" svg:stroke-width="0.051cm" draw:marker-start="Arrow_20_concave" draw:marker-start-width="0.178cm" draw:marker-end="" draw:marker-end-width="0.178cm" draw:fill="none" draw:textarea-vertical-align="middle" fo:padding-top="0.151cm" fo:padding-bottom="0.151cm" fo:padding-left="0.276cm" fo:padding-right="0.276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97cm" draw:shadow="hidden"/>
    </style:style>
    <style:style style:name="gr4" style:family="graphic" style:parent-style-name="objectwithoutfill">
      <style:graphic-properties draw:stroke="solid" draw:stroke-dash="Ultrafine_20_Dashed" svg:stroke-width="0cm" draw:marker-start="Arrow_20_concave" draw:marker-start-width="0.102cm" draw:marker-end="" draw:marker-end-width="0.102cm" draw:fill="none" draw:textarea-vertical-align="middle" fo:padding-top="0.126cm" fo:padding-bottom="0.126cm" fo:padding-left="0.251cm" fo:padding-right="0.251cm" draw:shadow="hidden"/>
    </style:style>
    <style:style style:name="gr5" style:family="graphic" style:parent-style-name="objectwithoutfill">
      <style:graphic-properties draw:fill="none" draw:fill-color="#e6e6ff" draw:textarea-vertical-align="middle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objectwithoutfill">
      <style:graphic-properties draw:stroke="dash" draw:stroke-dash="Fine_20_Dashed_20__28_var_29_" svg:stroke-width="0.051cm" svg:stroke-color="#b3b3b3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ashed" svg:stroke-width="0.051cm" draw:marker-start="" draw:marker-start-width="0.178cm" draw:marker-end="" draw:marker-end-width="0.178cm" draw:fill="none" draw:textarea-vertical-align="middle" fo:padding-top="0.151cm" fo:padding-bottom="0.151cm" fo:padding-left="0.276cm" fo:padding-right="0.276cm" draw:shadow="hidden"/>
    </style:style>
    <style:style style:name="gr9" style:family="graphic" style:parent-style-name="standard">
      <style:graphic-properties draw:fill="solid" draw:fill-color="#ffffff" draw:textarea-vertical-align="middle"/>
    </style:style>
    <style:style style:name="gr10" style:family="graphic" style:parent-style-name="objectwithoutfill">
      <style:graphic-properties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0.008cm" draw:shadow="hidden"/>
    </style:style>
    <style:style style:name="gr12" style:family="graphic" style:parent-style-name="objectwithoutfill">
      <style:graphic-properties draw:stroke="solid" draw:stroke-dash="Ultrafine_20_Dashed" svg:stroke-width="0cm" draw:marker-start="" draw:marker-start-width="0.102cm" draw:marker-end="" draw:marker-end-width="0.102cm" draw:fill="none" draw:textarea-vertical-align="middle" fo:padding-top="0.126cm" fo:padding-bottom="0.126cm" fo:padding-left="0.251cm" fo:padding-right="0.251cm" draw:shadow="hidden"/>
    </style:style>
    <style:style style:name="gr13" style:family="graphic" style:parent-style-name="standard">
      <style:graphic-properties draw:fill-color="#ffffff" draw:textarea-vertical-align="middle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gr17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width="0cm" draw:marker-start="Arrow_20_concave" draw:marker-start-width="0.102cm" draw:marker-end="Arrow_20_concave" draw:marker-end-width="0.102cm" draw:fill="none" draw:textarea-vertical-align="middle" fo:padding-top="0.126cm" fo:padding-bottom="0.126cm" fo:padding-left="0.251cm" fo:padding-right="0.251cm" draw:shadow="hidden"/>
    </style:style>
    <style:style style:name="gr20" style:family="graphic" style:parent-style-name="standard">
      <style:graphic-properties draw:fill="solid" draw:fill-color="#e6e6e6" draw:opacity="100%" draw:textarea-vertical-align="middle" draw:shadow="hidden" draw:shadow-opacity="100%"/>
    </style:style>
    <style:style style:name="gr21" style:family="graphic" style:parent-style-name="standard">
      <style:graphic-properties draw:fill="solid" draw:fill-color="#cfe7f5" draw:opacity="100%" draw:textarea-vertical-align="middle" draw:shadow="hidden" draw:shadow-opacity="100%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.897cm" draw:shadow="hidden"/>
    </style:style>
    <style:style style:name="gr23" style:family="graphic" style:parent-style-name="objectwithoutfill">
      <style:graphic-properties draw:marker-start="Arrow_20_concave" draw:marker-start-width="0.102cm" draw:marker-end="" draw:marker-end-width="0.102cm" draw:fill="none" draw:textarea-vertical-align="middle" draw:shadow="hidden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051cm" draw:marker-start-width="0.279cm" draw:marker-end-width="0.279cm" draw:fill="none" draw:fill-color="#e6e6ff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hatch" draw:fill-color="#c5000b" draw:fill-hatch-name="Black_20_-45_20_Degrees" draw:fill-hatch-solid="false" draw:opacity="65%" draw:textarea-vertical-align="middle" draw:shadow="hidden" draw:shadow-opacity="65%"/>
    </style:style>
    <style:style style:name="gr28" style:family="graphic" style:parent-style-name="standard">
      <style:graphic-properties draw:stroke="none" draw:fill="hatch" draw:fill-color="#3deb3d" draw:fill-hatch-name="Black_20_45_20_Degrees" draw:fill-hatch-solid="false" draw:opacity="65%" draw:textarea-vertical-align="middle" draw:shadow="hidden" draw:shadow-opacity="65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3cm" fo:min-width="0.135cm" draw:shadow="hidden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2" style:family="graphic" style:parent-style-name="objectwithoutfill">
      <style:graphic-properties draw:fill="none" draw:textarea-vertical-align="middle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6cm" fo:min-width="0.135cm" draw:shadow="hidden"/>
    </style:style>
    <style:style style:name="gr3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.135cm" draw:shadow="hidden"/>
    </style:style>
    <style:style style:name="gr35" style:family="graphic" style:parent-style-name="standard">
      <style:graphic-properties draw:stroke="none" draw:fill="hatch" draw:fill-color="#c5000b" draw:fill-hatch-name="Red_20_Crossed_20_0_20_Degrees" draw:fill-hatch-solid="false" draw:opacity="35%" draw:textarea-vertical-align="middle" draw:shadow="hidden" draw:shadow-opacity="35%"/>
    </style:style>
    <style:style style:name="gr36" style:family="graphic" style:parent-style-name="standard">
      <style:graphic-properties draw:stroke="none" draw:fill-color="#cfe7f5" draw:opacity="100%" draw:textarea-vertical-align="middle" draw:shadow-opacity="100%"/>
    </style:style>
    <style:style style:name="gr37" style:family="graphic" style:parent-style-name="standard">
      <style:graphic-properties draw:stroke="none" draw:fill="solid" draw:fill-color="#ffffcc" draw:opacity="100%" draw:textarea-vertical-align="middle" draw:shadow-opacity="100%"/>
    </style:style>
    <style:style style:name="gr38" style:family="graphic" style:parent-style-name="standard">
      <style:graphic-properties svg:stroke-width="0.025cm" svg:stroke-color="#000000" draw:marker-start-width="0.229cm" draw:marker-end-width="0.229cm" draw:fill="solid" draw:fill-color="#ffffff" draw:opacity="100%" draw:textarea-vertical-align="middle" fo:padding-top="0.137cm" fo:padding-bottom="0.137cm" fo:padding-left="0.262cm" fo:padding-right="0.262cm" draw:shadow="hidden" draw:shadow-opacity="100%"/>
    </style:style>
    <style:style style:name="gr39" style:family="graphic" style:parent-style-name="objectwithoutfill">
      <style:graphic-properties svg:stroke-width="0.051cm" draw:marker-start="Arrow_20_concave" draw:marker-start-width="0.178cm" draw:marker-end="" draw:marker-end-width="0.178cm" draw:fill="none" draw:textarea-vertical-align="middle" fo:padding-top="0.15cm" fo:padding-bottom="0.15cm" fo:padding-left="0.275cm" fo:padding-right="0.275cm" draw:shadow="hidden"/>
    </style:style>
    <style:style style:name="gr40" style:family="graphic" style:parent-style-name="objectwithoutfill">
      <style:graphic-properties draw:stroke="dash" draw:stroke-dash="Ultrafine_20_Dashed" svg:stroke-width="0.025cm" draw:marker-start-width="0.229cm" draw:marker-end-width="0.229cm" draw:fill="none" draw:fill-color="#e6e6ff" draw:textarea-vertical-align="middle" fo:padding-top="0.137cm" fo:padding-bottom="0.137cm" fo:padding-left="0.262cm" fo:padding-right="0.262cm"/>
    </style:style>
    <style:style style:name="gr41" style:family="graphic" style:parent-style-name="objectwithoutfill">
      <style:graphic-properties draw:stroke="solid" draw:stroke-dash="Fine_20_Dotted" svg:stroke-width="0cm" draw:marker-start-width="0.203cm" draw:marker-end-width="0.203cm" draw:fill="none" draw:fill-color="#e6e6ff" draw:textarea-vertical-align="middle" fo:padding-top="0.125cm" fo:padding-bottom="0.125cm" fo:padding-left="0.25cm" fo:padding-right="0.25cm" draw:shadow-offset-x="0.203cm" draw:shadow-offset-y="0.203cm"/>
    </style:style>
    <style:style style:name="gr42" style:family="graphic" style:parent-style-name="standard">
      <style:graphic-properties draw:fill="solid" draw:fill-color="#e6e6e6" draw:opacity="100%" draw:textarea-vertical-align="middle" draw:shadow="hidden" draw:shadow-opacity="100%"/>
    </style:style>
    <style:style style:name="gr43" style:family="graphic" style:parent-style-name="objectwithoutfill">
      <style:graphic-properties draw:marker-start="Arrow_20_concave" draw:marker-start-width="0.102cm" draw:marker-end="Arrow_20_concave" draw:marker-end-width="0.102cm" draw:fill="none" draw:textarea-vertical-align="middle" draw:shadow="hidden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.897cm" draw:shadow="hidden"/>
    </style:style>
    <style:style style:name="gr45" style:family="graphic" style:parent-style-name="objectwithoutfill">
      <style:graphic-properties svg:stroke-width="0.051cm" draw:marker-start="" draw:marker-start-width="0.178cm" draw:marker-end="" draw:marker-end-width="0.178cm" draw:fill="none" draw:textarea-vertical-align="middle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style:text-position="-33% 58%" fo:font-size="7pt" fo:font-weight="bold" style:font-size-asian="7pt" style:font-weight-asian="bold" style:font-size-complex="7pt" style:font-weight-complex="bold"/>
    </style:style>
    <style:style style:name="P11" style:family="paragraph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style:text-position="-33% 58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159cm" svg:height="2.032cm" svg:x="14.843cm" svg:y="4.937cm">
          <text:p text:style-name="P1"><text:span text:style-name="T1">Transmission</text:span></text:p>
          <text:p text:style-name="P1"><text:span text:style-name="T1">Word </text:span></text:p>
          <text:p text:style-name="P1"><text:span text:style-name="T1">Decode</text:span></text:p>
        </draw:rect>
        <draw:line draw:style-name="gr2" draw:text-style-name="P1" draw:layer="layout" svg:x1="17.002cm" svg:y1="5.572cm" svg:x2="18.272cm" svg:y2="5.572cm">
          <text:p/>
        </draw:line>
        <draw:frame draw:style-name="gr3" draw:text-style-name="P3" draw:layer="layout" svg:width="1.446cm" svg:height="1.088cm" svg:x="18.35cm" svg:y="5.144cm">
          <draw:text-box>
            <text:p><text:span text:style-name="T2">PCS RX</text:span></text:p>
            <text:p><text:span text:style-name="T2">Data</text:span></text:p>
            <text:p><text:span text:style-name="T2">Interface</text:span></text:p>
          </draw:text-box>
        </draw:frame>
        <draw:rect draw:style-name="gr1" draw:text-style-name="P2" draw:layer="layout" svg:width="2.032cm" svg:height="1.016cm" svg:x="5.142cm" svg:y="7.477cm">
          <text:p text:style-name="P1"><text:span text:style-name="T1">SM</text:span></text:p>
        </draw:rect>
        <draw:line draw:style-name="gr2" draw:text-style-name="P1" draw:layer="layout" svg:x1="3.667cm" svg:y1="5.826cm" svg:x2="8.698cm" svg:y2="5.826cm">
          <text:p/>
        </draw:line>
        <draw:line draw:style-name="gr4" draw:text-style-name="P1" draw:layer="layout" svg:x1="7.174cm" svg:y1="7.985cm" svg:x2="8.19cm" svg:y2="7.985cm">
          <text:p/>
        </draw:line>
        <draw:line draw:style-name="gr5" draw:text-style-name="P1" draw:layer="layout" svg:x1="8.184cm" svg:y1="7.985cm" svg:x2="8.184cm" svg:y2="6.588cm">
          <text:p/>
        </draw:line>
        <draw:line draw:style-name="gr5" draw:text-style-name="P1" draw:layer="layout" svg:x1="8.698cm" svg:y1="6.588cm" svg:x2="8.189cm" svg:y2="6.588cm">
          <text:p/>
        </draw:line>
        <draw:line draw:style-name="gr4" draw:text-style-name="P1" draw:layer="layout" svg:x1="4.126cm" svg:y1="7.985cm" svg:x2="5.142cm" svg:y2="7.985cm">
          <text:p/>
        </draw:line>
        <draw:line draw:style-name="gr4" draw:text-style-name="P1" draw:layer="layout" svg:x1="4.126cm" svg:y1="6.588cm" svg:x2="8.19cm" svg:y2="6.588cm">
          <text:p/>
        </draw:line>
        <draw:circle draw:style-name="gr6" draw:text-style-name="P1" draw:layer="layout" svg:width="0.076cm" svg:height="0.076cm" svg:x="8.159cm" svg:y="6.542cm">
          <text:p/>
        </draw:circle>
        <draw:circle draw:style-name="gr6" draw:text-style-name="P1" draw:layer="layout" svg:width="0.076cm" svg:height="0.076cm" svg:x="8.158cm" svg:y="6.541cm">
          <text:p/>
        </draw:circle>
        <draw:line draw:style-name="gr5" draw:text-style-name="P1" draw:layer="layout" svg:x1="3.667cm" svg:y1="7.985cm" svg:x2="3.638cm" svg:y2="6.588cm">
          <text:p/>
        </draw:line>
        <draw:line draw:style-name="gr5" draw:text-style-name="P1" draw:layer="layout" svg:x1="3.666cm" svg:y1="7.985cm" svg:x2="3.921cm" svg:y2="7.985cm">
          <text:p/>
        </draw:line>
        <draw:line draw:style-name="gr5" draw:text-style-name="P1" draw:layer="layout" svg:x1="3.637cm" svg:y1="6.588cm" svg:x2="3.892cm" svg:y2="6.588cm">
          <text:p/>
        </draw:line>
        <draw:frame draw:style-name="gr3" draw:text-style-name="P3" draw:layer="layout" svg:width="1.535cm" svg:height="1.088cm" svg:x="2.005cm" svg:y="6.715cm">
          <draw:text-box>
            <text:p><text:span text:style-name="T2">Errors</text:span></text:p>
            <text:p><text:span text:style-name="T2">And </text:span></text:p>
            <text:p><text:span text:style-name="T2">Attributes</text:span></text:p>
          </draw:text-box>
        </draw:frame>
        <draw:frame draw:style-name="gr3" draw:text-style-name="P3" draw:layer="layout" svg:width="1.397cm" svg:height="0.53cm" svg:x="15.327cm" svg:y="3.921cm">
          <draw:text-box>
            <text:p><text:span text:style-name="T2">Decode</text:span></text:p>
          </draw:text-box>
        </draw:frame>
        <draw:rect draw:style-name="gr1" draw:text-style-name="P2" draw:layer="layout" svg:width="5.207cm" svg:height="2.032cm" svg:x="8.747cm" svg:y="4.937cm">
          <text:p text:style-name="P1"><text:span text:style-name="T1">Reconcile</text:span></text:p>
          <text:p text:style-name="P1"><text:span text:style-name="T1">Coding</text:span></text:p>
          <text:p text:style-name="P1"><text:span text:style-name="T1">Violations</text:span></text:p>
        </draw:rect>
        <draw:line draw:style-name="gr7" draw:text-style-name="P1" draw:layer="layout" svg:x1="7.555cm" svg:y1="4.175cm" svg:x2="7.555cm" svg:y2="10.779cm">
          <text:p/>
        </draw:line>
        <draw:line draw:style-name="gr7" draw:text-style-name="P1" draw:layer="layout" svg:x1="17.383cm" svg:y1="4.175cm" svg:x2="17.383cm" svg:y2="10.779cm">
          <text:p/>
        </draw:line>
        <draw:line draw:style-name="gr7" draw:text-style-name="P1" draw:layer="layout" svg:x1="4.683cm" svg:y1="4.175cm" svg:x2="4.683cm" svg:y2="10.779cm">
          <text:p/>
        </draw:line>
        <draw:line draw:style-name="gr7" draw:text-style-name="P1" draw:layer="layout" svg:x1="11.16cm" svg:y1="4.175cm" svg:x2="11.16cm" svg:y2="10.779cm">
          <text:p/>
        </draw:line>
        <draw:line draw:style-name="gr7" draw:text-style-name="P1" draw:layer="layout" svg:x1="14.335cm" svg:y1="4.175cm" svg:x2="14.335cm" svg:y2="10.779cm">
          <text:p/>
        </draw:line>
        <draw:line draw:style-name="gr2" draw:text-style-name="P1" draw:layer="layout" svg:x1="13.954cm" svg:y1="5.699cm" svg:x2="14.843cm" svg:y2="5.699cm">
          <text:p/>
        </draw:line>
        <draw:line draw:style-name="gr7" draw:text-style-name="P1" draw:layer="layout" svg:x1="14.97cm" svg:y1="13.446cm" svg:x2="14.97cm" svg:y2="20.05cm">
          <text:p/>
        </draw:line>
        <draw:line draw:style-name="gr7" draw:text-style-name="P1" draw:layer="layout" svg:x1="11.795cm" svg:y1="13.319cm" svg:x2="11.795cm" svg:y2="19.923cm">
          <text:p/>
        </draw:line>
        <draw:line draw:style-name="gr7" draw:text-style-name="P1" draw:layer="layout" svg:x1="8.366cm" svg:y1="13.319cm" svg:x2="8.366cm" svg:y2="16.748cm">
          <text:p/>
        </draw:line>
        <draw:rect draw:style-name="gr1" draw:text-style-name="P2" draw:layer="layout" svg:width="2.159cm" svg:height="2.032cm" svg:x="12.43cm" svg:y="13.827cm">
          <text:p text:style-name="P1"><text:span text:style-name="T1">Decode</text:span></text:p>
          <text:p text:style-name="P1"><text:span text:style-name="T1">Pipe 0</text:span></text:p>
        </draw:rect>
        <draw:rect draw:style-name="gr1" draw:text-style-name="P2" draw:layer="layout" svg:width="2.159cm" svg:height="2.032cm" svg:x="9.001cm" svg:y="17.129cm">
          <text:p text:style-name="P1"><text:span text:style-name="T1">Convert</text:span></text:p>
        </draw:rect>
        <draw:rect draw:style-name="gr1" draw:text-style-name="P2" draw:layer="layout" svg:width="2.159cm" svg:height="2.032cm" svg:x="9.001cm" svg:y="13.827cm">
          <text:p text:style-name="P1"><text:span text:style-name="T1">Decode</text:span></text:p>
          <text:p text:style-name="P1"><text:span text:style-name="T1">Pipe1</text:span></text:p>
        </draw:rect>
        <draw:line draw:style-name="gr2" draw:text-style-name="P1" draw:layer="layout" svg:x1="11.16cm" svg:y1="14.716cm" svg:x2="12.43cm" svg:y2="14.716cm">
          <text:p/>
        </draw:line>
        <draw:rect draw:style-name="gr1" draw:text-style-name="P2" draw:layer="layout" svg:width="2.159cm" svg:height="2.032cm" svg:x="5.572cm" svg:y="13.954cm">
          <text:p text:style-name="P1"><text:span text:style-name="T1">Decode</text:span></text:p>
          <text:p text:style-name="P1"><text:span text:style-name="T1">Pipe2</text:span></text:p>
        </draw:rect>
        <draw:line draw:style-name="gr2" draw:text-style-name="P1" draw:layer="layout" svg:x1="7.731cm" svg:y1="14.843cm" svg:x2="9.001cm" svg:y2="14.843cm">
          <text:p/>
        </draw:line>
        <draw:line draw:style-name="gr2" draw:text-style-name="P1" draw:layer="layout" svg:x1="9.001cm" svg:y1="17.51cm" svg:x2="6.588cm" svg:y2="17.51cm">
          <text:p/>
        </draw:line>
        <draw:line draw:style-name="gr2" draw:text-style-name="P1" draw:layer="layout" svg:x1="10.144cm" svg:y1="17.129cm" svg:x2="10.144cm" svg:y2="15.859cm">
          <text:p/>
        </draw:line>
        <draw:line draw:style-name="gr2" draw:text-style-name="P1" draw:layer="layout" svg:x1="11.16cm" svg:y1="17.51cm" svg:x2="12.176cm" svg:y2="17.51cm">
          <text:p/>
        </draw:line>
        <draw:line draw:style-name="gr8" draw:text-style-name="P1" draw:layer="layout" svg:x1="12.176cm" svg:y1="14.716cm" svg:x2="12.176cm" svg:y2="17.51cm">
          <text:p/>
        </draw:line>
        <draw:line draw:style-name="gr8" draw:text-style-name="P1" draw:layer="layout" svg:x1="6.588cm" svg:y1="15.986cm" svg:x2="6.588cm" svg:y2="17.51cm">
          <text:p/>
        </draw:line>
        <draw:line draw:style-name="gr2" draw:text-style-name="P1" draw:layer="layout" svg:x1="7.477cm" svg:y1="18.526cm" svg:x2="9.001cm" svg:y2="18.526cm">
          <text:p/>
        </draw:line>
        <draw:frame draw:style-name="gr3" draw:text-style-name="P4" draw:layer="layout" svg:width="2.132cm" svg:height="0.53cm" svg:x="9.128cm" svg:y="13.192cm">
          <draw:text-box>
            <text:p><text:span text:style-name="T3">D1 Pipe Stage</text:span></text:p>
          </draw:text-box>
        </draw:frame>
        <draw:frame draw:style-name="gr3" draw:text-style-name="P4" draw:layer="layout" svg:width="2.132cm" svg:height="0.53cm" svg:x="12.43cm" svg:y="13.192cm">
          <draw:text-box>
            <text:p><text:span text:style-name="T3">D0 Pipe Stage</text:span></text:p>
          </draw:text-box>
        </draw:frame>
        <draw:frame draw:style-name="gr3" draw:text-style-name="P4" draw:layer="layout" svg:width="2.132cm" svg:height="0.53cm" svg:x="5.986cm" svg:y="13.109cm">
          <draw:text-box>
            <text:p><text:span text:style-name="T3">D2 Pipe Stage</text:span></text:p>
          </draw:text-box>
        </draw:frame>
        <draw:line draw:style-name="gr4" draw:text-style-name="P1" draw:layer="layout" svg:x1="11.16cm" svg:y1="18.78cm" svg:x2="15.478cm" svg:y2="18.78cm">
          <text:p/>
        </draw:line>
        <draw:line draw:style-name="gr2" draw:text-style-name="P1" draw:layer="layout" svg:x1="14.589cm" svg:y1="14.716cm" svg:x2="15.351cm" svg:y2="14.716cm">
          <text:p/>
        </draw:line>
        <draw:frame draw:style-name="gr3" draw:text-style-name="P3" draw:layer="layout" svg:width="2.229cm" svg:height="1.088cm" svg:x="15.605cm" svg:y="18.2cm">
          <draw:text-box>
            <text:p><text:span text:style-name="T2">Transmission</text:span></text:p>
            <text:p><text:span text:style-name="T2">Word</text:span></text:p>
            <text:p><text:span text:style-name="T2">Synchronization</text:span></text:p>
          </draw:text-box>
        </draw:frame>
        <draw:frame draw:style-name="gr3" draw:text-style-name="P3" draw:layer="layout" svg:width="1.446cm" svg:height="1.088cm" svg:x="18.35cm" svg:y="5.144cm">
          <draw:text-box>
            <text:p><text:span text:style-name="T2">PCS RX</text:span></text:p>
            <text:p><text:span text:style-name="T2">Data</text:span></text:p>
            <text:p><text:span text:style-name="T2">Interface</text:span></text:p>
          </draw:text-box>
        </draw:frame>
        <draw:frame draw:style-name="gr3" draw:text-style-name="P3" draw:layer="layout" svg:width="1.954cm" svg:height="1.367cm" svg:x="15.351cm" svg:y="13.984cm">
          <draw:text-box>
            <text:p><text:span text:style-name="T2">From </text:span></text:p>
            <text:p><text:span text:style-name="T2">Transmission</text:span></text:p>
            <text:p><text:span text:style-name="T2">Word</text:span></text:p>
            <text:p><text:span text:style-name="T2">Decode</text:span></text:p>
          </draw:text-box>
        </draw:frame>
        <draw:frame draw:style-name="gr3" draw:text-style-name="P3" draw:layer="layout" svg:width="2.183cm" svg:height="1.088cm" svg:x="5.191cm" svg:y="18.073cm">
          <draw:text-box>
            <text:p><text:span text:style-name="T2">To </text:span></text:p>
            <text:p><text:span text:style-name="T2">State Machines</text:span></text:p>
            <text:p><text:span text:style-name="T2">And FC2</text:span></text:p>
          </draw:text-box>
        </draw:frame>
        <draw:frame draw:style-name="gr3" draw:text-style-name="P3" draw:layer="layout" svg:width="1.397cm" svg:height="0.53cm" svg:x="12.176cm" svg:y="3.921cm">
          <draw:text-box>
            <text:p><text:span text:style-name="T2">Pipe</text:span></text:p>
          </draw:text-box>
        </draw:frame>
        <draw:frame draw:style-name="gr3" draw:text-style-name="P3" draw:layer="layout" svg:width="1.397cm" svg:height="0.53cm" svg:x="8.747cm" svg:y="3.921cm">
          <draw:text-box>
            <text:p><text:span text:style-name="T2">Convert</text:span></text:p>
          </draw:text-box>
        </draw:frame>
        <draw:frame draw:style-name="gr3" draw:text-style-name="P3" draw:layer="layout" svg:width="1.397cm" svg:height="0.53cm" svg:x="5.699cm" svg:y="3.899cm">
          <draw:text-box>
            <text:p><text:span text:style-name="T2">SM</text:span></text:p>
          </draw:text-box>
        </draw:frame>
        <draw:frame draw:style-name="gr3" draw:text-style-name="P3" draw:layer="layout" svg:width="1.397cm" svg:height="0.53cm" svg:x="2.524cm" svg:y="3.921cm">
          <draw:text-box>
            <text:p><text:span text:style-name="T2">Valid</text:span></text:p>
          </draw:text-box>
        </draw:frame>
        <draw:frame draw:style-name="gr3" draw:text-style-name="P3" draw:layer="layout" svg:width="1.539cm" svg:height="0.53cm" svg:x="18.272cm" svg:y="3.899cm">
          <draw:text-box>
            <text:p><text:span text:style-name="T2">Transport</text:span></text:p>
          </draw:text-box>
        </draw:frame>
      </draw:page>
      <draw:page draw:name="page2" draw:style-name="dp1" draw:master-page-name="Default">
        <draw:line draw:style-name="gr7" draw:text-style-name="P1" draw:layer="layout" svg:x1="5.699cm" svg:y1="5.318cm" svg:x2="5.699cm" svg:y2="11.668cm">
          <text:p/>
        </draw:line>
        <draw:line draw:style-name="gr7" draw:text-style-name="P1" draw:layer="layout" svg:x1="14.081cm" svg:y1="5.191cm" svg:x2="14.081cm" svg:y2="11.795cm">
          <text:p/>
        </draw:line>
        <draw:line draw:style-name="gr7" draw:text-style-name="P1" draw:layer="layout" svg:x1="9.763cm" svg:y1="5.318cm" svg:x2="9.763cm" svg:y2="11.668cm">
          <text:p/>
        </draw:line>
        <draw:rect draw:style-name="gr1" draw:text-style-name="P2" draw:layer="layout" svg:width="2.159cm" svg:height="2.032cm" svg:x="11.033cm" svg:y="7.35cm">
          <text:p text:style-name="P1"><text:span text:style-name="T1">Decode</text:span></text:p>
        </draw:rect>
        <draw:rect draw:style-name="gr1" draw:text-style-name="P2" draw:layer="layout" svg:width="2.159cm" svg:height="2.032cm" svg:x="6.716cm" svg:y="7.351cm">
          <text:p text:style-name="P1"><text:span text:style-name="T1">Reconcile</text:span></text:p>
          <text:p text:style-name="P1"><text:span text:style-name="T1">Errors</text:span></text:p>
        </draw:rect>
        <draw:line draw:style-name="gr2" draw:text-style-name="P1" draw:layer="layout" svg:x1="8.875cm" svg:y1="8.24cm" svg:x2="9.636cm" svg:y2="8.239cm">
          <text:p/>
        </draw:line>
        <draw:line draw:style-name="gr2" draw:text-style-name="P1" draw:layer="layout" svg:x1="5.826cm" svg:y1="8.366cm" svg:x2="6.716cm" svg:y2="8.367cm">
          <text:p/>
        </draw:line>
        <draw:line draw:style-name="gr2" draw:text-style-name="P1" draw:layer="layout" svg:x1="8.239cm" svg:y1="7.35cm" svg:x2="8.239cm" svg:y2="6.842cm">
          <text:p/>
        </draw:line>
        <draw:line draw:style-name="gr8" draw:text-style-name="P1" draw:layer="layout" svg:x1="10.398cm" svg:y1="6.842cm" svg:x2="10.398cm" svg:y2="8.239cm">
          <text:p/>
        </draw:line>
        <draw:frame draw:style-name="gr3" draw:text-style-name="P4" draw:layer="layout" svg:width="2.132cm" svg:height="0.53cm" svg:x="6.842cm" svg:y="5.826cm">
          <draw:text-box>
            <text:p><text:span text:style-name="T3">D1 Pipe Stage</text:span></text:p>
          </draw:text-box>
        </draw:frame>
        <draw:frame draw:style-name="gr3" draw:text-style-name="P4" draw:layer="layout" svg:width="2.132cm" svg:height="0.53cm" svg:x="11.404cm" svg:y="5.804cm">
          <draw:text-box>
            <text:p><text:span text:style-name="T3">D0 Pipe Stage</text:span></text:p>
          </draw:text-box>
        </draw:frame>
        <draw:frame draw:style-name="gr3" draw:text-style-name="P4" draw:layer="layout" svg:width="2.132cm" svg:height="0.53cm" svg:x="3.567cm" svg:y="5.953cm">
          <draw:text-box>
            <text:p><text:span text:style-name="T3">D2 Pipe Stage</text:span></text:p>
          </draw:text-box>
        </draw:frame>
        <draw:line draw:style-name="gr2" draw:text-style-name="P1" draw:layer="layout" svg:x1="13.192cm" svg:y1="8.239cm" svg:x2="13.954cm" svg:y2="8.239cm">
          <text:p/>
        </draw:line>
        <draw:frame draw:style-name="gr3" draw:text-style-name="P3" draw:layer="layout" svg:width="1.963cm" svg:height="0.809cm" svg:x="2.651cm" svg:y="7.811cm">
          <draw:text-box>
            <text:p><text:span text:style-name="T2">To fmac_efifo</text:span></text:p>
            <text:p><text:span text:style-name="T2">And stats</text:span></text:p>
          </draw:text-box>
        </draw:frame>
        <draw:frame draw:style-name="gr3" draw:text-style-name="P3" draw:layer="layout" svg:width="1.814cm" svg:height="1.088cm" svg:x="15.478cm" svg:y="7.604cm">
          <draw:text-box>
            <text:p><text:span text:style-name="T2">From PCS </text:span><text:span text:style-name="T2"><text:line-break/></text:span><text:span text:style-name="T2">( 64b data,</text:span></text:p>
            <text:p><text:span text:style-name="T2"><text:s text:c="2"/></text:span><text:span text:style-name="T2">2b header)</text:span></text:p>
          </draw:text-box>
        </draw:frame>
        <draw:line draw:style-name="gr2" draw:text-style-name="P1" draw:layer="layout" svg:x1="7.35cm" svg:y1="7.35cm" svg:x2="7.35cm" svg:y2="6.842cm">
          <text:p/>
        </draw:line>
        <draw:line draw:style-name="gr8" draw:text-style-name="P1" draw:layer="layout" svg:x1="10.398cm" svg:y1="6.842cm" svg:x2="8.239cm" svg:y2="6.842cm">
          <text:p/>
        </draw:line>
        <draw:line draw:style-name="gr8" draw:text-style-name="P1" draw:layer="layout" svg:x1="7.35cm" svg:y1="6.842cm" svg:x2="5.191cm" svg:y2="6.842cm">
          <text:p/>
        </draw:line>
        <draw:line draw:style-name="gr8" draw:text-style-name="P1" draw:layer="layout" svg:x1="5.191cm" svg:y1="6.842cm" svg:x2="5.191cm" svg:y2="8.366cm">
          <text:p/>
        </draw:line>
        <draw:frame draw:style-name="gr3" draw:text-style-name="P3" draw:layer="layout" svg:width="1.45cm" svg:height="0.53cm" svg:x="8.44cm" svg:y="6.439cm">
          <draw:text-box>
            <text:p><text:span text:style-name="T2">following</text:span></text:p>
          </draw:text-box>
        </draw:frame>
        <draw:frame draw:style-name="gr3" draw:text-style-name="P3" draw:layer="layout" svg:width="1.397cm" svg:height="0.53cm" svg:x="6.38cm" svg:y="6.434cm">
          <draw:text-box>
            <text:p><text:span text:style-name="T2">prior</text:span></text:p>
          </draw:text-box>
        </draw:frame>
        <draw:g>
          <draw:rect draw:style-name="gr9" draw:text-style-name="P1" draw:layer="layout" svg:width="0.254cm" svg:height="1.778cm" draw:transform="rotate (3.1415926535892) translate (5.813cm 9.109cm)">
            <text:p/>
          </draw:rect>
          <draw:line draw:style-name="gr10" draw:text-style-name="P1" draw:layer="layout" svg:x1="5.559cm" svg:y1="7.331cm" svg:x2="5.686cm" svg:y2="7.585cm">
            <text:p/>
          </draw:line>
          <draw:line draw:style-name="gr10" draw:text-style-name="P1" draw:layer="layout" svg:x1="5.814cm" svg:y1="7.331cm" svg:x2="5.686cm" svg:y2="7.585cm">
            <text:p/>
          </draw:line>
        </draw:g>
        <draw:line draw:style-name="gr2" draw:text-style-name="P1" draw:layer="layout" svg:x1="4.683cm" svg:y1="8.366cm" svg:x2="5.573cm" svg:y2="8.367cm">
          <text:p/>
        </draw:line>
        <draw:frame draw:style-name="gr11" draw:text-style-name="P3" draw:layer="layout" svg:width="0.773cm" svg:height="0.53cm" svg:x="5.318cm" svg:y="8.725cm">
          <draw:text-box>
            <text:p><text:span text:style-name="T2">en</text:span></text:p>
          </draw:text-box>
        </draw:frame>
        <draw:g>
          <draw:rect draw:style-name="gr9" draw:text-style-name="P1" draw:layer="layout" svg:width="0.254cm" svg:height="1.778cm" draw:transform="rotate (3.1415926535892) translate (9.877cm 9.128cm)">
            <text:p/>
          </draw:rect>
          <draw:line draw:style-name="gr10" draw:text-style-name="P1" draw:layer="layout" svg:x1="9.623cm" svg:y1="7.35cm" svg:x2="9.75cm" svg:y2="7.604cm">
            <text:p/>
          </draw:line>
          <draw:line draw:style-name="gr10" draw:text-style-name="P1" draw:layer="layout" svg:x1="9.878cm" svg:y1="7.35cm" svg:x2="9.75cm" svg:y2="7.604cm">
            <text:p/>
          </draw:line>
        </draw:g>
        <draw:frame draw:style-name="gr11" draw:text-style-name="P3" draw:layer="layout" svg:width="0.773cm" svg:height="0.53cm" svg:x="9.382cm" svg:y="8.744cm">
          <draw:text-box>
            <text:p><text:span text:style-name="T2">en</text:span></text:p>
          </draw:text-box>
        </draw:frame>
        <draw:g>
          <draw:rect draw:style-name="gr9" draw:text-style-name="P1" draw:layer="layout" svg:width="0.254cm" svg:height="1.778cm" draw:transform="rotate (3.1415926535892) translate (14.184cm 9.128cm)">
            <text:p/>
          </draw:rect>
          <draw:line draw:style-name="gr10" draw:text-style-name="P1" draw:layer="layout" svg:x1="13.93cm" svg:y1="7.35cm" svg:x2="14.057cm" svg:y2="7.604cm">
            <text:p/>
          </draw:line>
          <draw:line draw:style-name="gr10" draw:text-style-name="P1" draw:layer="layout" svg:x1="14.185cm" svg:y1="7.35cm" svg:x2="14.057cm" svg:y2="7.604cm">
            <text:p/>
          </draw:line>
        </draw:g>
        <draw:frame draw:style-name="gr11" draw:text-style-name="P3" draw:layer="layout" svg:width="0.773cm" svg:height="0.53cm" svg:x="13.689cm" svg:y="8.744cm">
          <draw:text-box>
            <text:p><text:span text:style-name="T2">en</text:span></text:p>
          </draw:text-box>
        </draw:frame>
        <draw:line draw:style-name="gr4" draw:text-style-name="P1" draw:layer="layout" svg:x1="14.081cm" svg:y1="9.128cm" svg:x2="14.081cm" svg:y2="9.763cm">
          <text:p/>
        </draw:line>
        <draw:g>
          <draw:rect draw:style-name="gr9" draw:text-style-name="P1" draw:layer="layout" svg:width="-0.254cm" svg:height="-1.143cm" svg:x="14.208cm" svg:y="11.414cm">
            <text:p/>
          </draw:rect>
          <draw:line draw:style-name="gr10" draw:text-style-name="P1" draw:layer="layout" svg:x1="13.954cm" svg:y1="10.271cm" svg:x2="14.081cm" svg:y2="10.434cm">
            <text:p/>
          </draw:line>
          <draw:line draw:style-name="gr10" draw:text-style-name="P1" draw:layer="layout" svg:x1="14.209cm" svg:y1="10.271cm" svg:x2="14.081cm" svg:y2="10.434cm">
            <text:p/>
          </draw:line>
        </draw:g>
        <draw:line draw:style-name="gr12" draw:text-style-name="P1" draw:layer="layout" svg:x1="14.081cm" svg:y1="9.763cm" svg:x2="14.843cm" svg:y2="9.763cm">
          <text:p/>
        </draw:line>
        <draw:line draw:style-name="gr12" draw:text-style-name="P1" draw:layer="layout" svg:x1="14.843cm" svg:y1="9.763cm" svg:x2="14.843cm" svg:y2="10.652cm">
          <text:p/>
        </draw:line>
        <draw:line draw:style-name="gr4" draw:text-style-name="P1" draw:layer="layout" svg:x1="14.208cm" svg:y1="10.652cm" svg:x2="15.351cm" svg:y2="10.652cm">
          <text:p/>
        </draw:line>
        <draw:frame draw:style-name="gr3" draw:text-style-name="P3" draw:layer="layout" svg:width="1.412cm" svg:height="0.53cm" svg:x="11.668cm" svg:y="10.144cm">
          <draw:text-box>
            <text:p><text:span text:style-name="T2">valid_d0</text:span></text:p>
          </draw:text-box>
        </draw:frame>
        <draw:line draw:style-name="gr4" draw:text-style-name="P1" draw:layer="layout" svg:x1="9.763cm" svg:y1="9.128cm" svg:x2="9.763cm" svg:y2="9.763cm">
          <text:p/>
        </draw:line>
        <draw:line draw:style-name="gr12" draw:text-style-name="P1" draw:layer="layout" svg:x1="9.763cm" svg:y1="9.763cm" svg:x2="10.525cm" svg:y2="9.763cm">
          <text:p/>
        </draw:line>
        <draw:line draw:style-name="gr12" draw:text-style-name="P1" draw:layer="layout" svg:x1="10.525cm" svg:y1="9.763cm" svg:x2="10.525cm" svg:y2="10.652cm">
          <text:p/>
        </draw:line>
        <draw:line draw:style-name="gr4" draw:text-style-name="P1" draw:layer="layout" svg:x1="5.699cm" svg:y1="9.128cm" svg:x2="5.699cm" svg:y2="9.763cm">
          <text:p/>
        </draw:line>
        <draw:g>
          <draw:rect draw:style-name="gr9" draw:text-style-name="P1" draw:layer="layout" svg:width="-0.254cm" svg:height="-1.143cm" svg:x="5.826cm" svg:y="11.414cm">
            <text:p/>
          </draw:rect>
          <draw:line draw:style-name="gr10" draw:text-style-name="P1" draw:layer="layout" svg:x1="5.572cm" svg:y1="10.271cm" svg:x2="5.699cm" svg:y2="10.434cm">
            <text:p/>
          </draw:line>
          <draw:line draw:style-name="gr10" draw:text-style-name="P1" draw:layer="layout" svg:x1="5.827cm" svg:y1="10.271cm" svg:x2="5.699cm" svg:y2="10.434cm">
            <text:p/>
          </draw:line>
        </draw:g>
        <draw:line draw:style-name="gr12" draw:text-style-name="P1" draw:layer="layout" svg:x1="5.699cm" svg:y1="9.763cm" svg:x2="6.461cm" svg:y2="9.763cm">
          <text:p/>
        </draw:line>
        <draw:line draw:style-name="gr12" draw:text-style-name="P1" draw:layer="layout" svg:x1="6.461cm" svg:y1="9.763cm" svg:x2="6.461cm" svg:y2="10.652cm">
          <text:p/>
        </draw:line>
        <draw:line draw:style-name="gr4" draw:text-style-name="P1" draw:layer="layout" svg:x1="5.826cm" svg:y1="10.652cm" svg:x2="13.954cm" svg:y2="10.652cm">
          <text:p/>
        </draw:line>
        <draw:line draw:style-name="gr2" draw:text-style-name="P1" draw:layer="layout" svg:x1="9.89cm" svg:y1="8.239cm" svg:x2="11.033cm" svg:y2="8.239cm">
          <text:p/>
        </draw:line>
        <draw:circle draw:style-name="gr6" draw:text-style-name="P1" draw:layer="layout" svg:width="0.076cm" svg:height="0.076cm" svg:x="6.414cm" svg:y="10.614cm">
          <text:p/>
        </draw:circle>
        <draw:circle draw:style-name="gr6" draw:text-style-name="P1" draw:layer="layout" svg:width="0.076cm" svg:height="0.076cm" svg:x="10.477cm" svg:y="10.613cm">
          <text:p/>
        </draw:circle>
        <draw:circle draw:style-name="gr6" draw:text-style-name="P1" draw:layer="layout" svg:width="0.076cm" svg:height="0.076cm" svg:x="14.8cm" svg:y="10.612cm">
          <text:p/>
        </draw:circle>
        <draw:frame draw:style-name="gr3" draw:text-style-name="P3" draw:layer="layout" svg:width="1.717cm" svg:height="1.088cm" svg:x="15.351cm" svg:y="10.072cm">
          <draw:text-box>
            <text:p><text:span text:style-name="T2">From PCS </text:span><text:span text:style-name="T2"><text:line-break/></text:span><text:span text:style-name="T2">(1b sync,</text:span></text:p>
            <text:p><text:span text:style-name="T2"><text:s text:c="2"/></text:span><text:span text:style-name="T2">1b valid)</text:span></text:p>
          </draw:text-box>
        </draw:frame>
        <draw:line draw:style-name="gr2" draw:text-style-name="P1" draw:layer="layout" svg:x1="14.208cm" svg:y1="8.239cm" svg:x2="15.351cm" svg:y2="8.239cm">
          <text:p/>
        </draw:line>
        <draw:line draw:style-name="gr4" draw:text-style-name="P1" draw:layer="layout" svg:x1="4.683cm" svg:y1="10.652cm" svg:x2="5.572cm" svg:y2="10.652cm">
          <text:p/>
        </draw:line>
        <draw:frame draw:style-name="gr3" draw:text-style-name="P3" draw:layer="layout" svg:width="1.603cm" svg:height="0.53cm" svg:x="3.032cm" svg:y="10.376cm">
          <draw:text-box>
            <text:p><text:span text:style-name="T2">fdec_valid</text:span></text:p>
          </draw:text-box>
        </draw:frame>
        <draw:g>
          <draw:line draw:style-name="gr7" draw:text-style-name="P1" draw:layer="layout" svg:x1="7.223cm" svg:y1="14.843cm" svg:x2="7.223cm" svg:y2="25.638cm">
            <text:p/>
          </draw:line>
          <draw:line draw:style-name="gr7" draw:text-style-name="P1" draw:layer="layout" svg:x1="5.191cm" svg:y1="14.843cm" svg:x2="5.191cm" svg:y2="25.638cm">
            <text:p/>
          </draw:line>
          <draw:line draw:style-name="gr7" draw:text-style-name="P1" draw:layer="layout" svg:x1="9.255cm" svg:y1="14.843cm" svg:x2="9.255cm" svg:y2="25.638cm">
            <text:p/>
          </draw:line>
          <draw:line draw:style-name="gr7" draw:text-style-name="P1" draw:layer="layout" svg:x1="11.414cm" svg:y1="14.843cm" svg:x2="11.414cm" svg:y2="25.638cm">
            <text:p/>
          </draw:line>
          <draw:line draw:style-name="gr7" draw:text-style-name="P1" draw:layer="layout" svg:x1="13.446cm" svg:y1="14.843cm" svg:x2="13.446cm" svg:y2="25.638cm">
            <text:p/>
          </draw:line>
        </draw:g>
        <draw:rect draw:style-name="gr13" draw:text-style-name="P5" draw:layer="layout" svg:width="1.524cm" svg:height="0.508cm" svg:x="5.445cm" svg:y="16.494cm">
          <text:p text:style-name="P1"><text:span text:style-name="T4">0</text:span></text:p>
        </draw:rect>
        <draw:custom-shape draw:style-name="gr14" draw:text-style-name="P6" draw:layer="layout" svg:width="0.889cm" svg:height="0.635cm" svg:x="5.826cm" svg:y="17.256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7.477cm" svg:y="16.494cm">
          <text:p text:style-name="P1"><text:span text:style-name="T4">1</text:span></text:p>
        </draw:rect>
        <draw:rect draw:style-name="gr13" draw:text-style-name="P5" draw:layer="layout" svg:width="1.524cm" svg:height="0.508cm" svg:x="9.636cm" svg:y="16.494cm">
          <text:p text:style-name="P1"><text:span text:style-name="T4">2</text:span></text:p>
        </draw:rect>
        <draw:custom-shape draw:style-name="gr14" draw:text-style-name="P6" draw:layer="layout" svg:width="0.889cm" svg:height="0.635cm" svg:x="10.017cm" svg:y="17.256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11.668cm" svg:y="16.494cm">
          <text:p text:style-name="P1"><text:span text:style-name="T4">3</text:span></text:p>
        </draw:rect>
        <draw:custom-shape draw:style-name="gr14" draw:text-style-name="P6" draw:layer="layout" svg:width="0.889cm" svg:height="0.635cm" svg:x="12.049cm" svg:y="17.256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5.445cm" svg:y="18.399cm">
          <text:p text:style-name="P1"><text:span text:style-name="T4">1</text:span></text:p>
        </draw:rect>
        <draw:custom-shape draw:style-name="gr14" draw:text-style-name="P6" draw:layer="layout" svg:width="0.889cm" svg:height="0.635cm" svg:x="5.826cm" svg:y="19.161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7.477cm" svg:y="18.399cm">
          <text:p text:style-name="P1"><text:span text:style-name="T4">2</text:span></text:p>
        </draw:rect>
        <draw:rect draw:style-name="gr13" draw:text-style-name="P5" draw:layer="layout" svg:width="1.524cm" svg:height="0.508cm" svg:x="9.636cm" svg:y="18.399cm">
          <text:p text:style-name="P1"><text:span text:style-name="T4">3</text:span></text:p>
        </draw:rect>
        <draw:custom-shape draw:style-name="gr14" draw:text-style-name="P6" draw:layer="layout" svg:width="0.889cm" svg:height="0.635cm" svg:x="10.017cm" svg:y="19.161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11.668cm" svg:y="18.399cm">
          <text:p text:style-name="P1"><text:span text:style-name="T4">X</text:span></text:p>
        </draw:rect>
        <draw:custom-shape draw:style-name="gr15" draw:text-style-name="P6" draw:layer="layout" svg:width="0.889cm" svg:height="0.635cm" svg:x="12.049cm" svg:y="19.161cm">
          <text:p text:style-name="P6"><text:span text:style-name="T5">~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6.929cm" svg:y1="18.399cm" svg:x2="7.477cm" svg:y2="17.002cm">
          <text:p/>
        </draw:line>
        <draw:line draw:style-name="gr4" draw:text-style-name="P1" draw:layer="layout" svg:x1="9.088cm" svg:y1="18.399cm" svg:x2="9.636cm" svg:y2="17.002cm">
          <text:p/>
        </draw:line>
        <draw:line draw:style-name="gr4" draw:text-style-name="P1" draw:layer="layout" svg:x1="11.12cm" svg:y1="18.399cm" svg:x2="11.668cm" svg:y2="17.002cm">
          <text:p/>
        </draw:line>
        <draw:rect draw:style-name="gr13" draw:text-style-name="P5" draw:layer="layout" svg:width="1.524cm" svg:height="0.508cm" svg:x="5.445cm" svg:y="20.304cm">
          <text:p text:style-name="P1"><text:span text:style-name="T4">2</text:span></text:p>
        </draw:rect>
        <draw:custom-shape draw:style-name="gr14" draw:text-style-name="P6" draw:layer="layout" svg:width="0.889cm" svg:height="0.635cm" svg:x="5.826cm" svg:y="21.066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7.477cm" svg:y="20.304cm">
          <text:p text:style-name="P1"><text:span text:style-name="T4">3</text:span></text:p>
        </draw:rect>
        <draw:rect draw:style-name="gr13" draw:text-style-name="P5" draw:layer="layout" svg:width="1.524cm" svg:height="0.508cm" svg:x="9.636cm" svg:y="20.304cm">
          <text:p text:style-name="P1"><text:span text:style-name="T4">3</text:span></text:p>
        </draw:rect>
        <draw:custom-shape draw:style-name="gr14" draw:text-style-name="P6" draw:layer="layout" svg:width="0.889cm" svg:height="0.635cm" svg:x="12.049cm" svg:y="21.066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11.668cm" svg:y="20.304cm">
          <text:p text:style-name="P1"><text:span text:style-name="T4">4</text:span></text:p>
        </draw:rect>
        <draw:custom-shape draw:style-name="gr15" draw:text-style-name="P6" draw:layer="layout" svg:width="0.889cm" svg:height="0.635cm" svg:x="10.017cm" svg:y="21.066cm">
          <text:p text:style-name="P6"><text:span text:style-name="T5">~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6.929cm" svg:y1="20.304cm" svg:x2="7.477cm" svg:y2="18.907cm">
          <text:p/>
        </draw:line>
        <draw:line draw:style-name="gr4" draw:text-style-name="P1" draw:layer="layout" svg:x1="9.088cm" svg:y1="20.304cm" svg:x2="9.636cm" svg:y2="18.907cm">
          <text:p/>
        </draw:line>
        <draw:frame draw:style-name="gr3" draw:text-style-name="P4" draw:layer="layout" svg:width="1.713cm" svg:height="0.809cm" svg:x="9.498cm" svg:y="15.122cm">
          <draw:text-box>
            <text:p><text:span text:style-name="T3">D0 STAGE</text:span></text:p>
            <text:p><text:span text:style-name="T3">(Decode)</text:span></text:p>
          </draw:text-box>
        </draw:frame>
        <draw:frame draw:style-name="gr3" draw:text-style-name="P4" draw:layer="layout" svg:width="1.713cm" svg:height="0.809cm" svg:x="7.404cm" svg:y="15.144cm">
          <draw:text-box>
            <text:p><text:span text:style-name="T3">D1 STAGE</text:span></text:p>
            <text:p><text:span text:style-name="T3">(Error)</text:span></text:p>
          </draw:text-box>
        </draw:frame>
        <draw:frame draw:style-name="gr3" draw:text-style-name="P4" draw:layer="layout" svg:width="1.645cm" svg:height="0.809cm" svg:x="5.372cm" svg:y="15.144cm">
          <draw:text-box>
            <text:p><text:span text:style-name="T3">D2STAGE</text:span></text:p>
            <text:p><text:span text:style-name="T3">(Output)</text:span></text:p>
          </draw:text-box>
        </draw:frame>
        <draw:frame draw:style-name="gr3" draw:text-style-name="P4" draw:layer="layout" svg:width="1.789cm" svg:height="0.809cm" svg:x="11.403cm" svg:y="15.097cm">
          <draw:text-box>
            <text:p><text:span text:style-name="T3">Transport</text:span></text:p>
            <text:p><text:span text:style-name="T3">(from PCS)</text:span></text:p>
          </draw:text-box>
        </draw:frame>
        <draw:rect draw:style-name="gr13" draw:text-style-name="P5" draw:layer="layout" svg:width="1.524cm" svg:height="0.508cm" svg:x="5.445cm" svg:y="22.209cm">
          <text:p text:style-name="P1"><text:span text:style-name="T4">2</text:span></text:p>
        </draw:rect>
        <draw:custom-shape draw:style-name="gr14" draw:text-style-name="P6" draw:layer="layout" svg:width="0.889cm" svg:height="0.635cm" svg:x="9.89cm" svg:y="22.971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7.477cm" svg:y="22.209cm">
          <text:p text:style-name="P1"><text:span text:style-name="T4">3</text:span></text:p>
        </draw:rect>
        <draw:rect draw:style-name="gr13" draw:text-style-name="P5" draw:layer="layout" svg:width="1.524cm" svg:height="0.508cm" svg:x="9.636cm" svg:y="22.209cm">
          <text:p text:style-name="P1"><text:span text:style-name="T4">4</text:span></text:p>
        </draw:rect>
        <draw:custom-shape draw:style-name="gr14" draw:text-style-name="P6" draw:layer="layout" svg:width="0.889cm" svg:height="0.635cm" svg:x="12.049cm" svg:y="22.971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11.668cm" svg:y="22.209cm">
          <text:p text:style-name="P1"><text:span text:style-name="T4">5</text:span></text:p>
        </draw:rect>
        <draw:custom-shape draw:style-name="gr15" draw:text-style-name="P6" draw:layer="layout" svg:width="0.889cm" svg:height="0.635cm" svg:x="5.826cm" svg:y="22.971cm">
          <text:p text:style-name="P6"><text:span text:style-name="T5">~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6.715cm" svg:y1="23.225cm" svg:x2="7.858cm" svg:y2="21.447cm">
          <text:p/>
        </draw:line>
        <draw:line draw:style-name="gr4" draw:text-style-name="P1" draw:layer="layout" svg:x1="8.747cm" svg:y1="21.32cm" svg:x2="9.89cm" svg:y2="21.32cm">
          <text:p/>
        </draw:line>
        <draw:line draw:style-name="gr4" draw:text-style-name="P1" draw:layer="layout" svg:x1="10.906cm" svg:y1="21.32cm" svg:x2="12.049cm" svg:y2="19.542cm">
          <text:p/>
        </draw:line>
        <draw:rect draw:style-name="gr13" draw:text-style-name="P5" draw:layer="layout" svg:width="1.524cm" svg:height="0.508cm" svg:x="5.445cm" svg:y="24.114cm">
          <text:p text:style-name="P1"><text:span text:style-name="T4">3</text:span></text:p>
        </draw:rect>
        <draw:custom-shape draw:style-name="gr14" draw:text-style-name="P6" draw:layer="layout" svg:width="0.889cm" svg:height="0.635cm" svg:x="9.89cm" svg:y="24.876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7.477cm" svg:y="24.114cm">
          <text:p text:style-name="P1"><text:span text:style-name="T4">4</text:span></text:p>
        </draw:rect>
        <draw:rect draw:style-name="gr13" draw:text-style-name="P5" draw:layer="layout" svg:width="1.524cm" svg:height="0.508cm" svg:x="9.636cm" svg:y="24.114cm">
          <text:p text:style-name="P1"><text:span text:style-name="T4">5</text:span></text:p>
        </draw:rect>
        <draw:custom-shape draw:style-name="gr14" draw:text-style-name="P6" draw:layer="layout" svg:width="0.889cm" svg:height="0.635cm" svg:x="12.049cm" svg:y="24.876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5" draw:layer="layout" svg:width="1.524cm" svg:height="0.508cm" svg:x="11.668cm" svg:y="24.114cm">
          <text:p text:style-name="P1"><text:span text:style-name="T4">6</text:span></text:p>
        </draw:rect>
        <draw:custom-shape draw:style-name="gr14" draw:text-style-name="P6" draw:layer="layout" svg:width="0.889cm" svg:height="0.635cm" svg:x="5.699cm" svg:y="24.876cm">
          <text:p text:style-name="P6"><text:span text:style-name="T5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6.969cm" svg:y1="24.114cm" svg:x2="7.517cm" svg:y2="22.717cm">
          <text:p/>
        </draw:line>
        <draw:line draw:style-name="gr4" draw:text-style-name="P1" draw:layer="layout" svg:x1="9.088cm" svg:y1="24.114cm" svg:x2="9.636cm" svg:y2="22.717cm">
          <text:p/>
        </draw:line>
        <draw:line draw:style-name="gr4" draw:text-style-name="P1" draw:layer="layout" svg:x1="11.16cm" svg:y1="24.114cm" svg:x2="11.708cm" svg:y2="22.717cm">
          <text:p/>
        </draw:line>
        <draw:frame draw:style-name="gr3" draw:text-style-name="P4" draw:layer="layout" svg:width="1.397cm" svg:height="0.53cm" svg:x="13.827cm" svg:y="16.726cm">
          <draw:text-box>
            <text:p><text:span text:style-name="T3">Time n</text:span></text:p>
          </draw:text-box>
        </draw:frame>
        <draw:frame draw:style-name="gr3" draw:text-style-name="P4" draw:layer="layout" svg:width="1.565cm" svg:height="0.53cm" svg:x="13.7cm" svg:y="18.653cm">
          <draw:text-box>
            <text:p><text:span text:style-name="T3">Time n+1</text:span></text:p>
          </draw:text-box>
        </draw:frame>
        <draw:line draw:style-name="gr16" draw:text-style-name="P1" draw:layer="layout" svg:x1="4.429cm" svg:y1="18.018cm" svg:x2="15.605cm" svg:y2="18.018cm">
          <text:p/>
        </draw:line>
        <draw:line draw:style-name="gr16" draw:text-style-name="P1" draw:layer="layout" svg:x1="4.302cm" svg:y1="19.923cm" svg:x2="15.478cm" svg:y2="19.923cm">
          <text:p/>
        </draw:line>
        <draw:line draw:style-name="gr16" draw:text-style-name="P1" draw:layer="layout" svg:x1="4.302cm" svg:y1="21.955cm" svg:x2="15.478cm" svg:y2="21.955cm">
          <text:p/>
        </draw:line>
        <draw:line draw:style-name="gr16" draw:text-style-name="P1" draw:layer="layout" svg:x1="4.302cm" svg:y1="23.86cm" svg:x2="15.478cm" svg:y2="23.86cm">
          <text:p/>
        </draw:line>
        <draw:frame draw:style-name="gr3" draw:text-style-name="P4" draw:layer="layout" svg:width="1.565cm" svg:height="0.53cm" svg:x="13.786cm" svg:y="20.79cm">
          <draw:text-box>
            <text:p><text:span text:style-name="T3">Time n+2</text:span></text:p>
          </draw:text-box>
        </draw:frame>
        <draw:frame draw:style-name="gr3" draw:text-style-name="P4" draw:layer="layout" svg:width="1.565cm" svg:height="0.53cm" svg:x="13.7cm" svg:y="22.717cm">
          <draw:text-box>
            <text:p><text:span text:style-name="T3">Time n+3</text:span></text:p>
          </draw:text-box>
        </draw:frame>
        <draw:frame draw:style-name="gr3" draw:text-style-name="P4" draw:layer="layout" svg:width="1.565cm" svg:height="0.53cm" svg:x="13.7cm" svg:y="24.495cm">
          <draw:text-box>
            <text:p><text:span text:style-name="T3">Time n+4</text:span></text:p>
          </draw:text-box>
        </draw:frame>
        <draw:custom-shape draw:style-name="gr17" draw:text-style-name="P6" draw:layer="layout" svg:width="0.635cm" svg:height="0.635cm" svg:x="7.985cm" svg:y="17.256cm">
          <text:p text:style-name="P1"><text:span text:style-name="T5">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7" draw:text-style-name="P6" draw:layer="layout" svg:width="0.635cm" svg:height="0.635cm" svg:x="7.985cm" svg:y="19.161cm">
          <text:p text:style-name="P1"><text:span text:style-name="T5">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6" draw:layer="layout" svg:width="0.635cm" svg:height="0.635cm" svg:x="7.985cm" svg:y="21.066cm">
          <text:p text:style-name="P1"><text:span text:style-name="T5">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7" draw:text-style-name="P6" draw:layer="layout" svg:width="0.635cm" svg:height="0.635cm" svg:x="7.985cm" svg:y="22.971cm">
          <text:p text:style-name="P1"><text:span text:style-name="T5">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7" draw:text-style-name="P6" draw:layer="layout" svg:width="0.635cm" svg:height="0.635cm" svg:x="7.985cm" svg:y="24.876cm">
          <text:p text:style-name="P1"><text:span text:style-name="T5">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8.747cm" svg:y1="19.49cm" svg:x2="9.89cm" svg:y2="19.49cm">
          <text:p/>
        </draw:line>
        <draw:line draw:style-name="gr4" draw:text-style-name="P1" draw:layer="layout" svg:x1="8.747cm" svg:y1="17.569cm" svg:x2="9.89cm" svg:y2="17.569cm">
          <text:p/>
        </draw:line>
        <draw:line draw:style-name="gr4" draw:text-style-name="P1" draw:layer="layout" svg:x1="8.7cm" svg:y1="23.309cm" svg:x2="9.843cm" svg:y2="23.309cm">
          <text:p/>
        </draw:line>
        <draw:frame draw:style-name="gr3" draw:text-style-name="P3" draw:layer="layout" svg:width="1.412cm" svg:height="0.53cm" svg:x="7.335cm" svg:y="10.144cm">
          <draw:text-box>
            <text:p><text:span text:style-name="T2">valid_d0</text:span></text:p>
          </draw:text-box>
        </draw:frame>
      </draw:page>
      <draw:page draw:name="page3" draw:style-name="dp1" draw:master-page-name="Default">
        <draw:rect draw:style-name="gr1" draw:text-style-name="P2" draw:layer="layout" svg:width="2.54cm" svg:height="2.032cm" svg:x="11.033cm" svg:y="14.462cm">
          <text:p text:style-name="P1"><text:span text:style-name="T1">Receive</text:span></text:p>
          <text:p text:style-name="P1"><text:span text:style-name="T1">Unit</text:span></text:p>
        </draw:rect>
        <draw:circle draw:style-name="gr6" draw:text-style-name="P1" draw:layer="layout" svg:width="0.076cm" svg:height="0.076cm" svg:x="13.415cm" svg:y="9.72cm">
          <text:p/>
        </draw:circle>
        <draw:line draw:style-name="gr2" draw:text-style-name="P1" draw:layer="layout" svg:x1="16.367cm" svg:y1="7.477cm" svg:x2="17.637cm" svg:y2="7.477cm">
          <text:p/>
        </draw:line>
        <draw:frame draw:style-name="gr3" draw:text-style-name="P3" draw:layer="layout" svg:width="1.446cm" svg:height="0.809cm" svg:x="17.764cm" svg:y="7.049cm">
          <draw:text-box>
            <text:p><text:span text:style-name="T2">PCS RX</text:span></text:p>
            <text:p><text:span text:style-name="T2">Interface</text:span></text:p>
          </draw:text-box>
        </draw:frame>
        <draw:rect draw:style-name="gr1" draw:text-style-name="P2" draw:layer="layout" svg:width="2.032cm" svg:height="1.016cm" svg:x="10.398cm" svg:y="9.255cm">
          <text:p text:style-name="P1"><text:span text:style-name="T1">Port</text:span></text:p>
          <text:p text:style-name="P1"><text:span text:style-name="T1">SM</text:span></text:p>
        </draw:rect>
        <draw:line draw:style-name="gr2" draw:text-style-name="P1" draw:layer="layout" svg:x1="10.398cm" svg:y1="15.478cm" svg:x2="11.033cm" svg:y2="15.478cm">
          <text:p/>
        </draw:line>
        <draw:line draw:style-name="gr4" draw:text-style-name="P1" draw:layer="layout" svg:x1="12.43cm" svg:y1="9.763cm" svg:x2="13.446cm" svg:y2="9.763cm">
          <text:p/>
        </draw:line>
        <draw:line draw:style-name="gr5" draw:text-style-name="P1" draw:layer="layout" svg:x1="13.446cm" svg:y1="11.922cm" svg:x2="13.446cm" svg:y2="8.366cm">
          <text:p/>
        </draw:line>
        <draw:line draw:style-name="gr5" draw:text-style-name="P1" draw:layer="layout" svg:x1="13.954cm" svg:y1="8.366cm" svg:x2="13.445cm" svg:y2="8.366cm">
          <text:p/>
        </draw:line>
        <draw:circle draw:style-name="gr6" draw:text-style-name="P1" draw:layer="layout" svg:width="0.076cm" svg:height="0.076cm" svg:x="13.414cm" svg:y="9.719cm">
          <text:p/>
        </draw:circle>
        <draw:line draw:style-name="gr4" draw:text-style-name="P1" draw:layer="layout" svg:x1="9.382cm" svg:y1="9.763cm" svg:x2="10.398cm" svg:y2="9.763cm">
          <text:p/>
        </draw:line>
        <draw:circle draw:style-name="gr6" draw:text-style-name="P1" draw:layer="layout" svg:width="0.076cm" svg:height="0.076cm" svg:x="13.415cm" svg:y="10.863cm">
          <text:p/>
        </draw:circle>
        <draw:rect draw:style-name="gr1" draw:text-style-name="P2" draw:layer="layout" svg:width="2.032cm" svg:height="1.016cm" svg:x="10.398cm" svg:y="10.398cm">
          <text:p text:style-name="P1"><text:span text:style-name="T1">Decode</text:span></text:p>
          <text:p text:style-name="P1"><text:span text:style-name="T1">Error</text:span></text:p>
          <text:p text:style-name="P1"><text:span text:style-name="T1">SM</text:span></text:p>
        </draw:rect>
        <draw:line draw:style-name="gr4" draw:text-style-name="P1" draw:layer="layout" svg:x1="12.43cm" svg:y1="10.906cm" svg:x2="13.446cm" svg:y2="10.906cm">
          <text:p/>
        </draw:line>
        <draw:circle draw:style-name="gr6" draw:text-style-name="P1" draw:layer="layout" svg:width="0.076cm" svg:height="0.076cm" svg:x="13.414cm" svg:y="10.862cm">
          <text:p/>
        </draw:circle>
        <draw:line draw:style-name="gr4" draw:text-style-name="P1" draw:layer="layout" svg:x1="9.382cm" svg:y1="10.906cm" svg:x2="10.398cm" svg:y2="10.906cm">
          <text:p/>
        </draw:line>
        <draw:rect draw:style-name="gr1" draw:text-style-name="P2" draw:layer="layout" svg:width="2.032cm" svg:height="2.032cm" svg:x="8.366cm" svg:y="14.462cm">
          <text:p text:style-name="P1"><text:span text:style-name="T1">RX</text:span></text:p>
          <text:p text:style-name="P1"><text:span text:style-name="T1">FIFO</text:span></text:p>
        </draw:rect>
        <draw:line draw:style-name="gr4" draw:text-style-name="P1" draw:layer="layout" svg:x1="9.382cm" svg:y1="8.366cm" svg:x2="13.446cm" svg:y2="8.366cm">
          <text:p/>
        </draw:line>
        <draw:line draw:style-name="gr4" draw:text-style-name="P1" draw:layer="layout" svg:x1="9.382cm" svg:y1="12.049cm" svg:x2="10.398cm" svg:y2="12.049cm">
          <text:p/>
        </draw:line>
        <draw:line draw:style-name="gr4" draw:text-style-name="P1" draw:layer="layout" svg:x1="12.43cm" svg:y1="12.303cm" svg:x2="17.51cm" svg:y2="12.303cm">
          <text:p/>
        </draw:line>
        <draw:line draw:style-name="gr4" draw:text-style-name="P1" draw:layer="layout" svg:x1="12.43cm" svg:y1="11.922cm" svg:x2="13.446cm" svg:y2="11.922cm">
          <text:p/>
        </draw:line>
        <draw:g>
          <draw:line draw:style-name="gr7" draw:text-style-name="P1" draw:layer="layout" svg:x1="12.811cm" svg:y1="5.953cm" svg:x2="12.811cm" svg:y2="13.065cm">
            <text:p/>
          </draw:line>
          <draw:line draw:style-name="gr7" draw:text-style-name="P1" draw:layer="layout" svg:x1="17.129cm" svg:y1="5.953cm" svg:x2="17.129cm" svg:y2="13.065cm">
            <text:p/>
          </draw:line>
          <draw:line draw:style-name="gr7" draw:text-style-name="P1" draw:layer="layout" svg:x1="9.89cm" svg:y1="5.953cm" svg:x2="9.89cm" svg:y2="13.065cm">
            <text:p/>
          </draw:line>
        </draw:g>
        <draw:circle draw:style-name="gr6" draw:text-style-name="P1" draw:layer="layout" svg:width="0.076cm" svg:height="0.076cm" svg:x="13.415cm" svg:y="8.32cm">
          <text:p/>
        </draw:circle>
        <draw:circle draw:style-name="gr6" draw:text-style-name="P1" draw:layer="layout" svg:width="0.076cm" svg:height="0.076cm" svg:x="13.414cm" svg:y="8.319cm">
          <text:p/>
        </draw:circle>
        <draw:circle draw:style-name="gr6" draw:text-style-name="P1" draw:layer="layout" svg:width="0.076cm" svg:height="0.076cm" svg:x="13.415cm" svg:y="9.72cm">
          <text:p/>
        </draw:circle>
        <draw:circle draw:style-name="gr6" draw:text-style-name="P1" draw:layer="layout" svg:width="0.076cm" svg:height="0.076cm" svg:x="13.414cm" svg:y="9.719cm">
          <text:p/>
        </draw:circle>
        <draw:frame draw:style-name="gr3" draw:text-style-name="P3" draw:layer="layout" svg:width="1.446cm" svg:height="0.809cm" svg:x="17.383cm" svg:y="15.177cm">
          <draw:text-box>
            <text:p><text:span text:style-name="T2">PCS</text:span></text:p>
            <text:p><text:span text:style-name="T2">Interface</text:span></text:p>
          </draw:text-box>
        </draw:frame>
        <draw:line draw:style-name="gr5" draw:text-style-name="P1" draw:layer="layout" svg:x1="8.747cm" svg:y1="12.049cm" svg:x2="8.747cm" svg:y2="8.366cm">
          <text:p/>
        </draw:line>
        <draw:line draw:style-name="gr5" draw:text-style-name="P1" draw:layer="layout" svg:x1="8.746cm" svg:y1="12.049cm" svg:x2="9.001cm" svg:y2="12.049cm">
          <text:p/>
        </draw:line>
        <draw:line draw:style-name="gr5" draw:text-style-name="P1" draw:layer="layout" svg:x1="8.746cm" svg:y1="8.366cm" svg:x2="9.001cm" svg:y2="8.366cm">
          <text:p/>
        </draw:line>
        <draw:frame draw:style-name="gr3" draw:text-style-name="P3" draw:layer="layout" svg:width="1.535cm" svg:height="1.088cm" svg:x="7.047cm" svg:y="9.636cm">
          <draw:text-box>
            <text:p><text:span text:style-name="T2">Errors</text:span></text:p>
            <text:p><text:span text:style-name="T2">And </text:span></text:p>
            <text:p><text:span text:style-name="T2">Attributes</text:span></text:p>
          </draw:text-box>
        </draw:frame>
        <draw:frame draw:style-name="gr3" draw:text-style-name="P3" draw:layer="layout" svg:width="1.421cm" svg:height="0.53cm" svg:x="7.096cm" svg:y="7.35cm">
          <draw:text-box>
            <text:p><text:span text:style-name="T2">RX Data</text:span></text:p>
          </draw:text-box>
        </draw:frame>
        <draw:line draw:style-name="gr2" draw:text-style-name="P1" draw:layer="layout" svg:x1="7.731cm" svg:y1="15.478cm" svg:x2="8.366cm" svg:y2="15.478cm">
          <text:p/>
        </draw:line>
        <draw:rect draw:style-name="gr1" draw:text-style-name="P2" draw:layer="layout" svg:width="2.54cm" svg:height="2.032cm" svg:x="14.081cm" svg:y="14.462cm">
          <text:p text:style-name="P1"><text:span text:style-name="T1">Decode and</text:span></text:p>
          <text:p text:style-name="P1"><text:span text:style-name="T1">SMs</text:span></text:p>
        </draw:rect>
        <draw:line draw:style-name="gr2" draw:text-style-name="P1" draw:layer="layout" svg:x1="13.573cm" svg:y1="15.478cm" svg:x2="14.081cm" svg:y2="15.478cm">
          <text:p/>
        </draw:line>
        <draw:line draw:style-name="gr2" draw:text-style-name="P1" draw:layer="layout" svg:x1="16.621cm" svg:y1="15.478cm" svg:x2="17.129cm" svg:y2="15.478cm">
          <text:p/>
        </draw:line>
        <draw:frame draw:style-name="gr3" draw:text-style-name="P3" draw:layer="layout" svg:width="1.446cm" svg:height="1.088cm" svg:x="5.953cm" svg:y="15.097cm">
          <draw:text-box>
            <text:p><text:span text:style-name="T2">Link</text:span></text:p>
            <text:p><text:span text:style-name="T2">Engine</text:span></text:p>
            <text:p><text:span text:style-name="T2">Interface</text:span></text:p>
          </draw:text-box>
        </draw:frame>
        <draw:rect draw:style-name="gr1" draw:text-style-name="P2" draw:layer="layout" svg:width="6.35cm" svg:height="0.889cm" svg:x="9.255cm" svg:y="17.256cm">
          <text:p text:style-name="P1"><text:span text:style-name="T1">Control Registers</text:span></text:p>
        </draw:rect>
        <draw:line draw:style-name="gr19" draw:text-style-name="P1" draw:layer="layout" svg:x1="8.239cm" svg:y1="17.764cm" svg:x2="9.255cm" svg:y2="17.764cm">
          <text:p/>
        </draw:line>
        <draw:line draw:style-name="gr19" draw:text-style-name="P1" draw:layer="layout" svg:x1="9.89cm" svg:y1="16.494cm" svg:x2="9.89cm" svg:y2="17.256cm">
          <text:p/>
        </draw:line>
        <draw:line draw:style-name="gr19" draw:text-style-name="P1" draw:layer="layout" svg:x1="12.303cm" svg:y1="16.494cm" svg:x2="12.303cm" svg:y2="17.256cm">
          <text:p/>
        </draw:line>
        <draw:line draw:style-name="gr19" draw:text-style-name="P1" draw:layer="layout" svg:x1="15.097cm" svg:y1="16.494cm" svg:x2="15.097cm" svg:y2="17.256cm">
          <text:p/>
        </draw:line>
        <draw:line draw:style-name="gr4" draw:text-style-name="P1" draw:layer="layout" svg:x1="16.621cm" svg:y1="14.843cm" svg:x2="17.256cm" svg:y2="14.843cm">
          <text:p/>
        </draw:line>
        <draw:line draw:style-name="gr4" draw:text-style-name="P1" draw:layer="layout" svg:x1="12.43cm" svg:y1="11.871cm" svg:x2="13.446cm" svg:y2="11.871cm">
          <text:p/>
        </draw:line>
        <draw:frame draw:style-name="gr3" draw:text-style-name="P3" draw:layer="layout" svg:width="1.446cm" svg:height="0.809cm" svg:x="17.334cm" svg:y="14.335cm">
          <draw:text-box>
            <text:p><text:span text:style-name="T2">System</text:span></text:p>
            <text:p><text:span text:style-name="T2">Interface</text:span></text:p>
          </draw:text-box>
        </draw:frame>
      </draw:page>
      <draw:page draw:name="page4" draw:style-name="dp1" draw:master-page-name="Default">
        <draw:rect draw:style-name="gr20" draw:text-style-name="P2" draw:layer="layout" svg:width="9.906cm" svg:height="6.096cm" svg:x="3.794cm" svg:y="16.24cm">
          <text:p/>
        </draw:rect>
        <draw:rect draw:style-name="gr21" draw:text-style-name="P2" draw:layer="layout" svg:width="6.731cm" svg:height="1.905cm" svg:x="6.715cm" svg:y="16.86cm">
          <text:p/>
        </draw:rect>
        <draw:rect draw:style-name="gr9" draw:text-style-name="P1" draw:layer="layout" svg:width="2.794cm" svg:height="0.762cm" svg:x="13.827cm" svg:y="17.51cm">
          <text:p/>
        </draw:rect>
        <draw:frame draw:style-name="gr22" draw:text-style-name="P3" draw:layer="layout" svg:width="1.412cm" svg:height="0.53cm" svg:x="4.133cm" svg:y="19.647cm">
          <draw:text-box>
            <text:p><text:span text:style-name="T2">RX PCS</text:span></text:p>
          </draw:text-box>
        </draw:frame>
        <draw:frame draw:style-name="gr3" draw:text-style-name="P3" draw:layer="layout" svg:width="1.433cm" svg:height="0.53cm" svg:x="6.461cm" svg:y="19.647cm">
          <draw:text-box>
            <text:p><text:span text:style-name="T2">RX PMA</text:span></text:p>
          </draw:text-box>
        </draw:frame>
        <draw:rect draw:style-name="gr21" draw:text-style-name="P2" draw:layer="layout" svg:width="6.577cm" svg:height="1.905cm" svg:x="6.742cm" svg:y="20.05cm">
          <text:p/>
        </draw:rect>
        <draw:rect draw:style-name="gr1" draw:text-style-name="P2" draw:layer="layout" svg:width="1.143cm" svg:height="1.143cm" svg:x="9.636cm" svg:y="20.431cm">
          <text:p text:style-name="P1"><text:span text:style-name="T1">CDR</text:span></text:p>
        </draw:rect>
        <draw:line draw:style-name="gr23" draw:text-style-name="P1" draw:layer="layout" svg:x1="13.731cm" svg:y1="18.145cm" svg:x2="12.715cm" svg:y2="18.145cm">
          <text:p/>
        </draw:line>
        <draw:line draw:style-name="gr23" draw:text-style-name="P1" draw:layer="layout" svg:x1="11.922cm" svg:y1="21.066cm" svg:x2="11.922cm" svg:y2="17.891cm">
          <text:p/>
        </draw:line>
        <draw:custom-shape draw:style-name="gr24" draw:text-style-name="P1" draw:layer="layout" svg:width="1.016cm" svg:height="0.762cm" draw:transform="rotate (-1.57079632679579) translate (13.096cm 17.38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13.731cm" svg:y1="17.637cm" svg:x2="12.715cm" svg:y2="17.637cm">
          <text:p/>
        </draw:line>
        <draw:line draw:style-name="gr23" draw:text-style-name="P1" draw:layer="layout" svg:x1="13.096cm" svg:y1="20.812cm" svg:x2="14.112cm" svg:y2="20.812cm">
          <text:p/>
        </draw:line>
        <draw:custom-shape draw:style-name="gr24" draw:text-style-name="P1" draw:layer="layout" svg:width="1.016cm" svg:height="0.762cm" draw:transform="rotate (-1.57079632679579) translate (13.065cm 20.558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1001.76991150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13.096cm" svg:y1="21.32cm" svg:x2="14.112cm" svg:y2="21.32cm">
          <text:p/>
        </draw:line>
        <draw:line draw:style-name="gr23" draw:text-style-name="P1" draw:layer="layout" svg:x1="10.779cm" svg:y1="21.066cm" svg:x2="12.303cm" svg:y2="21.066cm">
          <text:p/>
        </draw:line>
        <draw:frame draw:style-name="gr3" draw:text-style-name="P3" draw:layer="layout" svg:width="1.565cm" svg:height="1.088cm" svg:x="12.176cm" svg:y="18.962cm">
          <draw:text-box>
            <text:p><text:span text:style-name="T2">Near end</text:span></text:p>
            <text:p><text:span text:style-name="T2">Serial</text:span></text:p>
            <text:p><text:span text:style-name="T2">Loopback</text:span></text:p>
          </draw:text-box>
        </draw:frame>
        <draw:frame draw:style-name="gr3" draw:text-style-name="P3" draw:layer="layout" svg:width="1.397cm" svg:height="0.809cm" svg:x="12.176cm" svg:y="17.463cm">
          <draw:text-box>
            <text:p><text:span text:style-name="T2">TX</text:span></text:p>
            <text:p><text:span text:style-name="T2">Buffer</text:span></text:p>
          </draw:text-box>
        </draw:frame>
        <draw:rect draw:style-name="gr1" draw:text-style-name="P2" draw:layer="layout" svg:width="1.778cm" svg:height="1.143cm" svg:x="6.969cm" svg:y="20.431cm">
          <text:p text:style-name="P1"><text:span text:style-name="T1">Deserializer</text:span></text:p>
        </draw:rect>
        <draw:line draw:style-name="gr23" draw:text-style-name="P1" draw:layer="layout" svg:x1="8.747cm" svg:y1="21.066cm" svg:x2="9.636cm" svg:y2="21.066cm">
          <text:p/>
        </draw:line>
        <draw:frame draw:style-name="gr3" draw:text-style-name="P3" draw:layer="layout" svg:width="1.408cm" svg:height="0.53cm" svg:x="6.461cm" svg:y="16.472cm">
          <draw:text-box>
            <text:p><text:span text:style-name="T2">TX PMA</text:span></text:p>
          </draw:text-box>
        </draw:frame>
        <draw:line draw:style-name="gr23" draw:text-style-name="P1" draw:layer="layout" svg:x1="12.303cm" svg:y1="17.891cm" svg:x2="10.906cm" svg:y2="17.891cm">
          <text:p/>
        </draw:line>
        <draw:rect draw:style-name="gr1" draw:text-style-name="P2" draw:layer="layout" svg:width="2.794cm" svg:height="2.032cm" svg:x="13.573cm" svg:y="6.588cm">
          <text:p text:style-name="P1"><text:span text:style-name="T1">Transmission</text:span></text:p>
          <text:p text:style-name="P1"><text:span text:style-name="T1">Word </text:span></text:p>
          <text:p text:style-name="P1"><text:span text:style-name="T1">Decode</text:span></text:p>
        </draw:rect>
        <draw:line draw:style-name="gr23" draw:text-style-name="P1" draw:layer="layout" svg:x1="10.525cm" svg:y1="17.637cm" svg:x2="8.747cm" svg:y2="17.637cm">
          <text:p/>
        </draw:line>
        <draw:custom-shape draw:style-name="gr24" draw:text-style-name="P1" draw:layer="layout" svg:width="1.524cm" svg:height="0.432cm" draw:transform="rotate (-1.57079632679579) translate (10.957cm 17.129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1" draw:layer="layout" svg:x1="10.525cm" svg:y1="17.891cm" svg:x2="9.255cm" svg:y2="17.891cm">
          <text:p/>
        </draw:line>
        <draw:line draw:style-name="gr5" draw:text-style-name="P1" draw:layer="layout" svg:x1="9.255cm" svg:y1="21.066cm" svg:x2="9.255cm" svg:y2="17.891cm">
          <text:p/>
        </draw:line>
        <draw:line draw:style-name="gr23" draw:text-style-name="P1" draw:layer="layout" svg:x1="10.525cm" svg:y1="18.145cm" svg:x2="9.89cm" svg:y2="18.145cm">
          <text:p/>
        </draw:line>
        <draw:line draw:style-name="gr5" draw:text-style-name="P1" draw:layer="layout" svg:x1="11.541cm" svg:y1="21.066cm" svg:x2="11.541cm" svg:y2="19.288cm">
          <text:p/>
        </draw:line>
        <draw:line draw:style-name="gr5" draw:text-style-name="P1" draw:layer="layout" svg:x1="9.89cm" svg:y1="19.288cm" svg:x2="9.89cm" svg:y2="18.145cm">
          <text:p/>
        </draw:line>
        <draw:line draw:style-name="gr5" draw:text-style-name="P1" draw:layer="layout" svg:x1="11.541cm" svg:y1="19.288cm" svg:x2="9.89cm" svg:y2="19.288cm">
          <text:p/>
        </draw:line>
        <draw:circle draw:style-name="gr6" draw:text-style-name="P1" draw:layer="layout" svg:width="0.076cm" svg:height="0.076cm" svg:x="11.885cm" svg:y="17.854cm">
          <text:p/>
        </draw:circle>
        <draw:circle draw:style-name="gr6" draw:text-style-name="P1" draw:layer="layout" svg:width="0.076cm" svg:height="0.076cm" svg:x="11.501cm" svg:y="21.016cm">
          <text:p/>
        </draw:circle>
        <draw:circle draw:style-name="gr6" draw:text-style-name="P1" draw:layer="layout" svg:width="0.076cm" svg:height="0.076cm" svg:x="9.215cm" svg:y="21.02cm">
          <text:p/>
        </draw:circle>
        <draw:custom-shape draw:style-name="gr25" draw:text-style-name="P7" draw:layer="layout" svg:width="0.254cm" svg:height="0.254cm" svg:x="11.795cm" svg:y="19.35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1" draw:text-style-name="P2" draw:layer="layout" svg:width="1.778cm" svg:height="1.905cm" svg:x="4.429cm" svg:y="20.05cm">
          <text:p/>
        </draw:rect>
        <draw:frame draw:style-name="gr3" draw:text-style-name="P3" draw:layer="layout" svg:width="1.772cm" svg:height="0.53cm" svg:x="3.54cm" svg:y="15.71cm">
          <draw:text-box>
            <text:p><text:span text:style-name="T2">Transceiver</text:span></text:p>
          </draw:text-box>
        </draw:frame>
        <draw:frame draw:style-name="gr3" draw:text-style-name="P3" draw:layer="layout" svg:width="2.754cm" svg:height="0.809cm" svg:x="13.835cm" svg:y="17.463cm">
          <draw:text-box>
            <text:p><text:span text:style-name="T2">Transmit Trace</text:span></text:p>
            <text:p><text:span text:style-name="T2">(potential inversions)</text:span></text:p>
          </draw:text-box>
        </draw:frame>
        <draw:line draw:style-name="gr26" draw:text-style-name="P1" draw:layer="layout" svg:x1="17.272cm" svg:y1="14.97cm" svg:x2="17.272cm" svg:y2="23.225cm">
          <text:p/>
        </draw:line>
        <draw:rect draw:style-name="gr1" draw:text-style-name="P2" draw:layer="layout" svg:width="1.159cm" svg:height="0.762cm" svg:x="16.621cm" svg:y="17.51cm">
          <text:p text:style-name="P1"><text:span text:style-name="T1">SFP</text:span></text:p>
        </draw:rect>
        <draw:rect draw:style-name="gr9" draw:text-style-name="P1" draw:layer="layout" svg:width="2.74cm" svg:height="0.762cm" svg:x="13.954cm" svg:y="20.685cm">
          <text:p/>
        </draw:rect>
        <draw:frame draw:style-name="gr3" draw:text-style-name="P3" draw:layer="layout" svg:width="2.754cm" svg:height="0.809cm" svg:x="13.789cm" svg:y="20.638cm">
          <draw:text-box>
            <text:p><text:span text:style-name="T2">Receive Trace</text:span></text:p>
            <text:p><text:span text:style-name="T2">(potential inversions)</text:span></text:p>
          </draw:text-box>
        </draw:frame>
        <draw:rect draw:style-name="gr1" draw:text-style-name="P2" draw:layer="layout" svg:width="1.143cm" svg:height="0.762cm" svg:x="16.691cm" svg:y="20.685cm">
          <text:p text:style-name="P1"><text:span text:style-name="T1">SFP</text:span></text:p>
        </draw:rect>
        <draw:line draw:style-name="gr23" draw:text-style-name="P1" draw:layer="layout" svg:x1="17.907cm" svg:y1="21.066cm" svg:x2="18.415cm" svg:y2="21.066cm">
          <text:p/>
        </draw:line>
        <draw:line draw:style-name="gr5" draw:text-style-name="P1" draw:layer="layout" svg:x1="18.415cm" svg:y1="21.066cm" svg:x2="18.415cm" svg:y2="17.891cm">
          <text:p/>
        </draw:line>
        <draw:line draw:style-name="gr5" draw:text-style-name="P1" draw:layer="layout" svg:x1="17.78cm" svg:y1="17.891cm" svg:x2="18.414cm" svg:y2="17.891cm">
          <text:p/>
        </draw:line>
        <draw:rect draw:style-name="gr1" draw:text-style-name="P2" draw:layer="layout" svg:width="1.27cm" svg:height="1.143cm" svg:x="4.683cm" svg:y="20.431cm">
          <text:p text:style-name="P1"><text:span text:style-name="T1">Phase </text:span></text:p>
          <text:p text:style-name="P1"><text:span text:style-name="T1">Comp</text:span></text:p>
          <text:p text:style-name="P1"><text:span text:style-name="T1">FIFO</text:span></text:p>
        </draw:rect>
        <draw:line draw:style-name="gr23" draw:text-style-name="P1" draw:layer="layout" svg:x1="5.953cm" svg:y1="21.066cm" svg:x2="6.969cm" svg:y2="21.066cm">
          <text:p/>
        </draw:line>
        <draw:frame draw:style-name="gr3" draw:text-style-name="P3" draw:layer="layout" svg:width="1.397cm" svg:height="0.53cm" svg:x="4.048cm" svg:y="16.472cm">
          <draw:text-box>
            <text:p><text:span text:style-name="T2">TX PCS</text:span></text:p>
          </draw:text-box>
        </draw:frame>
        <draw:rect draw:style-name="gr21" draw:text-style-name="P2" draw:layer="layout" svg:width="1.778cm" svg:height="1.905cm" svg:x="4.344cm" svg:y="16.875cm">
          <text:p/>
        </draw:rect>
        <draw:rect draw:style-name="gr1" draw:text-style-name="P2" draw:layer="layout" svg:width="1.27cm" svg:height="1.143cm" svg:x="4.598cm" svg:y="17.256cm">
          <text:p text:style-name="P1"><text:span text:style-name="T1">Phase </text:span></text:p>
          <text:p text:style-name="P1"><text:span text:style-name="T1">Comp</text:span></text:p>
          <text:p text:style-name="P1"><text:span text:style-name="T1">FIFO</text:span></text:p>
        </draw:rect>
        <draw:line draw:style-name="gr2" draw:text-style-name="P1" draw:layer="layout" svg:x1="16.367cm" svg:y1="7.477cm" svg:x2="17.637cm" svg:y2="7.477cm">
          <text:p/>
        </draw:line>
        <draw:custom-shape draw:style-name="gr25" draw:text-style-name="P7" draw:layer="layout" svg:width="0.254cm" svg:height="0.254cm" svg:x="18.315cm" svg:y="19.25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2" draw:layer="layout" svg:width="1.651cm" svg:height="6.096cm" svg:x="1.762cm" svg:y="16.24cm">
          <text:p/>
        </draw:rect>
        <draw:frame draw:style-name="gr3" draw:text-style-name="P3" draw:layer="layout" svg:width="1.903cm" svg:height="0.809cm" svg:x="1.635cm" svg:y="15.558cm">
          <draw:text-box>
            <text:p><text:span text:style-name="T2">FPGA Fabric</text:span></text:p>
            <text:p><text:span text:style-name="T2">(XBAR)</text:span></text:p>
          </draw:text-box>
        </draw:frame>
        <draw:rect draw:style-name="gr1" draw:text-style-name="P2" draw:layer="layout" svg:width="1.27cm" svg:height="1.143cm" svg:x="2.016cm" svg:y="19.034cm">
          <text:p text:style-name="P1"><text:span text:style-name="T1">Elastic</text:span></text:p>
          <text:p text:style-name="P1"><text:span text:style-name="T1">FIFO</text:span></text:p>
        </draw:rect>
        <draw:line draw:style-name="gr23" draw:text-style-name="P1" draw:layer="layout" svg:x1="1.381cm" svg:y1="21.066cm" svg:x2="4.683cm" svg:y2="21.066cm">
          <text:p/>
        </draw:line>
        <draw:line draw:style-name="gr23" draw:text-style-name="P1" draw:layer="layout" svg:x1="4.556cm" svg:y1="17.764cm" svg:x2="2.651cm" svg:y2="17.764cm">
          <text:p/>
        </draw:line>
        <draw:line draw:style-name="gr5" draw:text-style-name="P1" draw:layer="layout" svg:x1="2.143cm" svg:y1="18.653cm" svg:x2="2.143cm" svg:y2="18.018cm">
          <text:p/>
        </draw:line>
        <draw:frame draw:style-name="gr3" draw:text-style-name="P3" draw:layer="layout" svg:width="1.692cm" svg:height="0.809cm" svg:x="16.342cm" svg:y="14.161cm">
          <draw:text-box>
            <text:p><text:span text:style-name="T2">DAL Board</text:span></text:p>
            <text:p><text:span text:style-name="T2">Boundary</text:span></text:p>
          </draw:text-box>
        </draw:frame>
        <draw:frame draw:style-name="gr3" draw:text-style-name="P3" draw:layer="layout" svg:width="1.565cm" svg:height="1.088cm" svg:x="18.653cm" svg:y="18.835cm">
          <draw:text-box>
            <text:p><text:span text:style-name="T2">Near end</text:span></text:p>
            <text:p><text:span text:style-name="T2">External</text:span></text:p>
            <text:p><text:span text:style-name="T2">Loopback</text:span></text:p>
          </draw:text-box>
        </draw:frame>
        <draw:frame draw:style-name="gr3" draw:text-style-name="P3" draw:layer="layout" svg:width="1.397cm" svg:height="0.809cm" svg:x="12.43cm" svg:y="20.685cm">
          <draw:text-box>
            <text:p><text:span text:style-name="T2">RX</text:span></text:p>
            <text:p><text:span text:style-name="T2">Buffer</text:span></text:p>
          </draw:text-box>
        </draw:frame>
        <draw:line draw:style-name="gr5" draw:text-style-name="P1" draw:layer="layout" svg:x1="2.651cm" svg:y1="21.066cm" svg:x2="2.651cm" svg:y2="20.177cm">
          <text:p/>
        </draw:line>
        <draw:circle draw:style-name="gr6" draw:text-style-name="P1" draw:layer="layout" svg:width="0.076cm" svg:height="0.076cm" svg:x="2.615cm" svg:y="21.02cm">
          <text:p/>
        </draw:circle>
        <draw:custom-shape draw:style-name="gr24" draw:text-style-name="P1" draw:layer="layout" svg:width="1.524cm" svg:height="0.432cm" draw:transform="rotate (-1.57079632679579) translate (3.032cm 16.875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1" draw:layer="layout" svg:x1="2.524cm" svg:y1="17.256cm" svg:x2="1.508cm" svg:y2="17.256cm">
          <text:p/>
        </draw:line>
        <draw:line draw:style-name="gr23" draw:text-style-name="P1" draw:layer="layout" svg:x1="2.524cm" svg:y1="18.018cm" svg:x2="2.143cm" svg:y2="18.018cm">
          <text:p/>
        </draw:line>
        <draw:line draw:style-name="gr5" draw:text-style-name="P1" draw:layer="layout" svg:x1="2.651cm" svg:y1="19.034cm" svg:x2="2.651cm" svg:y2="18.653cm">
          <text:p/>
        </draw:line>
        <draw:line draw:style-name="gr5" draw:text-style-name="P1" draw:layer="layout" svg:x1="2.143cm" svg:y1="18.653cm" svg:x2="2.65cm" svg:y2="18.653cm">
          <text:p/>
        </draw:line>
        <draw:frame draw:style-name="gr3" draw:text-style-name="P3" draw:layer="layout" svg:width="1.772cm" svg:height="0.53cm" svg:x="3.54cm" svg:y="15.71cm">
          <draw:text-box>
            <text:p><text:span text:style-name="T2">Transceiver</text:span></text:p>
          </draw:text-box>
        </draw:frame>
        <draw:frame draw:style-name="gr3" draw:text-style-name="P3" draw:layer="layout" svg:width="1.397cm" svg:height="1.088cm" svg:x="0.365cm" svg:y="16.676cm">
          <draw:text-box>
            <text:p><text:span text:style-name="T2">TX </text:span></text:p>
            <text:p><text:span text:style-name="T2">parallel</text:span></text:p>
            <text:p><text:span text:style-name="T2">data</text:span></text:p>
          </draw:text-box>
        </draw:frame>
        <draw:frame draw:style-name="gr3" draw:text-style-name="P3" draw:layer="layout" svg:width="1.397cm" svg:height="1.088cm" svg:x="0.238cm" svg:y="20.486cm">
          <draw:text-box>
            <text:p><text:span text:style-name="T2">RX </text:span></text:p>
            <text:p><text:span text:style-name="T2">parallel</text:span></text:p>
            <text:p><text:span text:style-name="T2">data</text:span></text:p>
          </draw:text-box>
        </draw:frame>
        <draw:rect draw:style-name="gr1" draw:text-style-name="P2" draw:layer="layout" svg:width="2.794cm" svg:height="2.032cm" svg:x="9.763cm" svg:y="6.588cm">
          <text:p text:style-name="P1"><text:span text:style-name="T1">CRC</text:span></text:p>
          <text:p text:style-name="P1"><text:span text:style-name="T1">Check</text:span></text:p>
        </draw:rect>
        <draw:rect draw:style-name="gr1" draw:text-style-name="P2" draw:layer="layout" svg:width="2.794cm" svg:height="2.032cm" svg:x="4.175cm" svg:y="5.572cm">
          <text:p text:style-name="P1"><text:span text:style-name="T1">Client</text:span></text:p>
          <text:p text:style-name="P1"><text:span text:style-name="T1">RX</text:span></text:p>
          <text:p text:style-name="P1"><text:span text:style-name="T1">FIFO</text:span></text:p>
          <text:p text:style-name="P1"><text:span text:style-name="T1">(2048</text:span></text:p>
        </draw:rect>
      </draw:page>
      <draw:page draw:name="page5" draw:style-name="dp1" draw:master-page-name="Default">
        <draw:rect draw:style-name="gr27" draw:text-style-name="P1" draw:layer="layout" svg:width="5.207cm" svg:height="1.905cm" svg:x="11.116cm" svg:y="16.24cm">
          <text:p/>
        </draw:rect>
        <draw:rect draw:style-name="gr28" draw:text-style-name="P1" draw:layer="layout" svg:width="5.207cm" svg:height="10.795cm" svg:x="5.147cm" svg:y="7.35cm">
          <text:p/>
        </draw:rect>
        <draw:rect draw:style-name="gr21" draw:text-style-name="P2" draw:layer="layout" svg:width="3.937cm" svg:height="4.699cm" svg:x="5.655cm" svg:y="4.937cm">
          <text:p/>
        </draw:rect>
        <draw:rect draw:style-name="gr1" draw:text-style-name="P2" draw:layer="layout" svg:width="2.159cm" svg:height="0.889cm" svg:x="7.179cm" svg:y="8.112cm">
          <text:p text:style-name="P1"><text:span text:style-name="T1">fmac_decode</text:span></text:p>
        </draw:rect>
        <draw:line draw:style-name="gr23" draw:text-style-name="P1" draw:layer="layout" svg:x1="11.751cm" svg:y1="9.763cm" svg:x2="11.751cm" svg:y2="9.255cm">
          <text:p/>
        </draw:line>
        <draw:line draw:style-name="gr23" draw:text-style-name="P1" draw:layer="layout" svg:x1="8.322cm" svg:y1="7.604cm" svg:x2="8.322cm" svg:y2="8.112cm">
          <text:p/>
        </draw:line>
        <draw:line draw:style-name="gr5" draw:text-style-name="P1" draw:layer="layout" svg:x1="11.624cm" svg:y1="6.461cm" svg:x2="8.322cm" svg:y2="6.461cm">
          <text:p/>
        </draw:line>
        <draw:circle draw:style-name="gr6" draw:text-style-name="P1" draw:layer="layout" svg:width="0.076cm" svg:height="0.076cm" svg:x="8.286cm" svg:y="6.424cm">
          <text:p/>
        </draw:circle>
        <draw:line draw:style-name="gr26" draw:text-style-name="P1" draw:layer="layout" svg:x1="3.413cm" svg:y1="7.35cm" svg:x2="10.354cm" svg:y2="7.35cm">
          <text:p/>
        </draw:line>
        <draw:rect draw:style-name="gr20" draw:text-style-name="P2" draw:layer="layout" svg:width="4.445cm" svg:height="1.27cm" svg:x="11.37cm" svg:y="7.985cm">
          <text:p/>
        </draw:rect>
        <draw:frame draw:style-name="gr29" draw:text-style-name="P3" draw:layer="layout" svg:width="1.052cm" svg:height="0.53cm" svg:x="11.624cm" svg:y="6.693cm">
          <draw:text-box>
            <text:p><text:span text:style-name="T2">64+2</text:span></text:p>
          </draw:text-box>
        </draw:frame>
        <draw:rect draw:style-name="gr20" draw:text-style-name="P2" draw:layer="layout" svg:width="3.937cm" svg:height="1.905cm" svg:x="5.655cm" svg:y="16.24cm">
          <text:p/>
        </draw:rect>
        <draw:frame draw:style-name="gr3" draw:text-style-name="P8" draw:layer="layout" svg:width="1.459cm" svg:height="0.535cm" svg:x="5.619cm" svg:y="16.345cm">
          <draw:text-box>
            <text:p><text:span text:style-name="T6">RX PMA</text:span></text:p>
          </draw:text-box>
        </draw:frame>
        <draw:rect draw:style-name="gr20" draw:text-style-name="P2" draw:layer="layout" svg:width="3.937cm" svg:height="5.334cm" svg:x="5.655cm" svg:y="10.271cm">
          <text:p/>
        </draw:rect>
        <draw:rect draw:style-name="gr20" draw:text-style-name="P2" draw:layer="layout" svg:width="3.937cm" svg:height="1.905cm" svg:x="11.751cm" svg:y="16.24cm">
          <text:p/>
        </draw:rect>
        <draw:frame draw:style-name="gr3" draw:text-style-name="P8" draw:layer="layout" svg:width="1.429cm" svg:height="0.535cm" svg:x="11.715cm" svg:y="16.345cm">
          <draw:text-box>
            <text:p><text:span text:style-name="T6">TX PMA</text:span></text:p>
          </draw:text-box>
        </draw:frame>
        <draw:rect draw:style-name="gr1" draw:text-style-name="P2" draw:layer="layout" svg:width="1.397cm" svg:height="0.889cm" svg:x="5.909cm" svg:y="13.7cm">
          <text:p text:style-name="P1"><text:span text:style-name="T1">PRBS</text:span></text:p>
          <text:p text:style-name="P1"><text:span text:style-name="T1">checker</text:span></text:p>
        </draw:rect>
        <draw:line draw:style-name="gr23" draw:text-style-name="P1" draw:layer="layout" svg:x1="8.322cm" svg:y1="15.224cm" svg:x2="8.322cm" svg:y2="18.399cm">
          <text:p/>
        </draw:line>
        <draw:line draw:style-name="gr23" draw:text-style-name="P1" draw:layer="layout" svg:x1="8.322cm" svg:y1="9.001cm" svg:x2="8.322cm" svg:y2="15.224cm">
          <text:p/>
        </draw:line>
        <draw:line draw:style-name="gr23" draw:text-style-name="P1" draw:layer="layout" svg:x1="7.306cm" svg:y1="14.081cm" svg:x2="8.322cm" svg:y2="14.081cm">
          <text:p/>
        </draw:line>
        <draw:frame draw:style-name="gr22" draw:text-style-name="P8" draw:layer="layout" svg:width="1.421cm" svg:height="0.535cm" svg:x="5.64cm" svg:y="10.376cm">
          <draw:text-box>
            <text:p><text:span text:style-name="T6">RX PCS</text:span></text:p>
          </draw:text-box>
        </draw:frame>
        <draw:rect draw:style-name="gr1" draw:text-style-name="P2" draw:layer="layout" svg:width="2.159cm" svg:height="0.889cm" svg:x="7.179cm" svg:y="6.715cm">
          <text:p text:style-name="P1"><text:span text:style-name="T1">fmac_efifo</text:span></text:p>
        </draw:rect>
        <draw:rect draw:style-name="gr1" draw:text-style-name="P2" draw:layer="layout" svg:width="2.159cm" svg:height="0.889cm" svg:x="7.179cm" svg:y="5.318cm">
          <text:p text:style-name="P1"><text:span text:style-name="T1">fmac_rcv</text:span></text:p>
        </draw:rect>
        <draw:rect draw:style-name="gr1" draw:text-style-name="P2" draw:layer="layout" svg:width="1.016cm" svg:height="1.524cm" svg:x="5.882cm" svg:y="5.318cm">
          <text:p text:style-name="P1"><text:span text:style-name="T1">fmac_</text:span></text:p>
          <text:p text:style-name="P1"><text:span text:style-name="T1">regs</text:span></text:p>
        </draw:rect>
        <draw:g>
          <draw:custom-shape draw:style-name="gr24" draw:text-style-name="P1" draw:layer="layout" svg:width="0.635cm" svg:height="0.508cm" svg:x="8.012cm" svg:y="14.716cm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1001.76991150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" draw:layer="layout" svg:width="0.254cm" svg:height="0.254cm" svg:x="8.21cm" svg:y="14.462cm">
            <text:p/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20" draw:text-style-name="P2" draw:layer="layout" svg:width="4.191cm" svg:height="5.334cm" svg:x="11.497cm" svg:y="10.271cm">
          <text:p/>
        </draw:rect>
        <draw:rect draw:style-name="gr1" draw:text-style-name="P2" draw:layer="layout" svg:width="1.397cm" svg:height="0.889cm" svg:x="11.624cm" svg:y="11.795cm">
          <text:p text:style-name="P1"><text:span text:style-name="T1">PRBS</text:span></text:p>
          <text:p text:style-name="P1"><text:span text:style-name="T1">gen</text:span></text:p>
        </draw:rect>
        <draw:line draw:style-name="gr23" draw:text-style-name="P1" draw:layer="layout" svg:x1="14.672cm" svg:y1="18.526cm" svg:x2="14.672cm" svg:y2="14.462cm">
          <text:p/>
        </draw:line>
        <draw:frame draw:style-name="gr22" draw:text-style-name="P8" draw:layer="layout" svg:width="1.397cm" svg:height="0.535cm" svg:x="11.497cm" svg:y="10.271cm">
          <draw:text-box>
            <text:p><text:span text:style-name="T6">TX PCS</text:span></text:p>
          </draw:text-box>
        </draw:frame>
        <draw:g>
          <draw:custom-shape draw:style-name="gr24" draw:text-style-name="P1" draw:layer="layout" svg:width="0.635cm" svg:height="0.508cm" svg:x="14.338cm" svg:y="13.7cm">
            <text:p/>
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001.76991150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1" draw:layer="layout" svg:width="0.254cm" svg:height="0.254cm" svg:x="14.536cm" svg:y="14.20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" draw:text-style-name="P2" draw:layer="layout" svg:width="1.397cm" svg:height="0.762cm" svg:x="13.91cm" svg:y="14.843cm">
          <text:p text:style-name="P1"><text:span text:style-name="T1">Gearbox</text:span></text:p>
        </draw:rect>
        <draw:custom-shape draw:style-name="gr24" draw:text-style-name="P1" draw:layer="layout" svg:width="-1.524cm" svg:height="-0.381cm" svg:x="15.307cm" svg:y="13.314cm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1" draw:layer="layout" svg:x1="14.672cm" svg:y1="13.7cm" svg:x2="14.672cm" svg:y2="13.319cm">
          <text:p/>
        </draw:line>
        <draw:line draw:style-name="gr23" draw:text-style-name="P1" draw:layer="layout" svg:x1="14.164cm" svg:y1="12.938cm" svg:x2="14.164cm" svg:y2="12.303cm">
          <text:p/>
        </draw:line>
        <draw:line draw:style-name="gr5" draw:text-style-name="P1" draw:layer="layout" svg:x1="13.021cm" svg:y1="12.303cm" svg:x2="14.164cm" svg:y2="12.303cm">
          <text:p/>
        </draw:line>
        <draw:line draw:style-name="gr23" draw:text-style-name="P1" draw:layer="layout" svg:x1="14.672cm" svg:y1="12.938cm" svg:x2="14.672cm" svg:y2="9.255cm">
          <text:p/>
        </draw:line>
        <draw:frame draw:style-name="gr22" draw:text-style-name="P8" draw:layer="layout" svg:width="1.397cm" svg:height="0.535cm" svg:x="12.894cm" svg:y="8.366cm">
          <draw:text-box>
            <text:p><text:span text:style-name="T6">XBAR</text:span></text:p>
          </draw:text-box>
        </draw:frame>
        <draw:line draw:style-name="gr23" draw:text-style-name="P1" draw:layer="layout" svg:x1="12.132cm" svg:y1="9.763cm" svg:x2="12.132cm" svg:y2="9.255cm">
          <text:p/>
        </draw:line>
        <draw:rect draw:style-name="gr20" draw:text-style-name="P2" draw:layer="layout" svg:width="1.778cm" svg:height="1.27cm" svg:x="14.037cm" svg:y="6.207cm">
          <text:p/>
        </draw:rect>
        <draw:frame draw:style-name="gr22" draw:text-style-name="P8" draw:layer="layout" svg:width="1.397cm" svg:height="0.535cm" svg:x="14.164cm" svg:y="6.566cm">
          <draw:text-box>
            <text:p><text:span text:style-name="T6">TXBIST</text:span></text:p>
          </draw:text-box>
        </draw:frame>
        <draw:line draw:style-name="gr23" draw:text-style-name="P1" draw:layer="layout" svg:x1="15.307cm" svg:y1="7.985cm" svg:x2="15.307cm" svg:y2="7.477cm">
          <text:p/>
        </draw:line>
        <draw:line draw:style-name="gr23" draw:text-style-name="P1" draw:layer="layout" svg:x1="14.672cm" svg:y1="7.985cm" svg:x2="14.672cm" svg:y2="7.477cm">
          <text:p/>
        </draw:line>
        <draw:line draw:style-name="gr23" draw:text-style-name="P1" draw:layer="layout" svg:x1="11.624cm" svg:y1="7.985cm" svg:x2="11.624cm" svg:y2="6.461cm">
          <text:p/>
        </draw:line>
        <draw:line draw:style-name="gr23" draw:text-style-name="P1" draw:layer="layout" svg:x1="12.005cm" svg:y1="7.985cm" svg:x2="12.005cm" svg:y2="7.477cm">
          <text:p/>
        </draw:line>
        <draw:line draw:style-name="gr23" draw:text-style-name="P1" draw:layer="layout" svg:x1="12.386cm" svg:y1="7.985cm" svg:x2="12.386cm" svg:y2="7.477cm">
          <text:p/>
        </draw:line>
        <draw:frame draw:style-name="gr31" draw:text-style-name="P9" draw:layer="layout" svg:width="1.332cm" svg:height="0.725cm" svg:x="12.894cm" svg:y="7.26cm">
          <draw:text-box>
            <text:p><text:span text:style-name="T4">. . . .</text:span></text:p>
          </draw:text-box>
        </draw:frame>
        <draw:frame draw:style-name="gr31" draw:text-style-name="P9" draw:layer="layout" svg:width="1.332cm" svg:height="0.725cm" svg:x="12.832cm" svg:y="9.001cm">
          <draw:text-box>
            <text:p><text:span text:style-name="T4">. . . .</text:span></text:p>
          </draw:text-box>
        </draw:frame>
        <draw:line draw:style-name="gr23" draw:text-style-name="P1" draw:layer="layout" svg:x1="8.322cm" svg:y1="6.207cm" svg:x2="8.322cm" svg:y2="6.715cm">
          <text:p/>
        </draw:line>
        <draw:line draw:style-name="gr23" draw:text-style-name="P1" draw:layer="layout" svg:x1="8.576cm" svg:y1="5.318cm" svg:x2="8.576cm" svg:y2="4.302cm">
          <text:p/>
        </draw:line>
        <draw:line draw:style-name="gr23" draw:text-style-name="P1" draw:layer="layout" svg:x1="6.544cm" svg:y1="4.175cm" svg:x2="6.544cm" svg:y2="4.937cm">
          <text:p/>
        </draw:line>
        <draw:frame draw:style-name="gr22" draw:text-style-name="P3" draw:layer="layout" svg:width="1.924cm" svg:height="0.809cm" svg:x="5.655cm" svg:y="3.366cm">
          <draw:text-box>
            <text:p><text:span text:style-name="T2">To </text:span></text:p>
            <text:p><text:span text:style-name="T2">Interval Stats</text:span></text:p>
          </draw:text-box>
        </draw:frame>
        <draw:frame draw:style-name="gr22" draw:text-style-name="P3" draw:layer="layout" svg:width="2.471cm" svg:height="0.809cm" svg:x="10.169cm" svg:y="5.572cm">
          <draw:text-box>
            <text:p><text:span text:style-name="T2">To XBAR </text:span></text:p>
            <text:p><text:span text:style-name="T2">(far end loopback)</text:span></text:p>
          </draw:text-box>
        </draw:frame>
        <draw:frame draw:style-name="gr22" draw:text-style-name="P10" draw:layer="layout" svg:width="1.397cm" svg:height="0.535cm" svg:x="5.655cm" svg:y="8.217cm">
          <draw:text-box>
            <text:p><text:span text:style-name="T6">FMAC</text:span></text:p>
          </draw:text-box>
        </draw:frame>
        <draw:frame draw:style-name="gr22" draw:text-style-name="P3" draw:layer="layout" svg:width="1.793cm" svg:height="1.088cm" svg:x="7.56cm" svg:y="3.266cm">
          <draw:text-box>
            <text:p><text:span text:style-name="T2">To </text:span></text:p>
            <text:p><text:span text:style-name="T2">Link Engine</text:span></text:p>
            <text:p><text:span text:style-name="T2">(Avalon ST)</text:span></text:p>
          </draw:text-box>
        </draw:frame>
        <draw:frame draw:style-name="gr22" draw:text-style-name="P3" draw:layer="layout" svg:width="1.988cm" svg:height="1.088cm" svg:x="2.949cm" svg:y="12.256cm">
          <draw:text-box>
            <text:p><text:span text:style-name="T2">RX recovered</text:span></text:p>
            <text:p><text:span text:style-name="T2">clock domain</text:span></text:p>
            <text:p><text:span text:style-name="T2">(219Mhz)</text:span></text:p>
          </draw:text-box>
        </draw:frame>
        <draw:frame draw:style-name="gr22" draw:text-style-name="P3" draw:layer="layout" svg:width="1.937cm" svg:height="1.088cm" svg:x="16.716cm" svg:y="16.621cm">
          <draw:text-box>
            <text:p><text:span text:style-name="T2">TX PMA</text:span></text:p>
            <text:p><text:span text:style-name="T2">clock domain</text:span></text:p>
            <text:p><text:span text:style-name="T2">(219Mhz)</text:span></text:p>
          </draw:text-box>
        </draw:frame>
        <draw:line draw:style-name="gr32" draw:text-style-name="P1" draw:layer="layout" svg:x1="11.497cm" svg:y1="7.096cm" svg:x2="11.751cm" svg:y2="6.842cm">
          <text:p/>
        </draw:line>
        <draw:frame draw:style-name="gr33" draw:text-style-name="P3" draw:layer="layout" svg:width="1.332cm" svg:height="3.556cm" svg:x="8.322cm" svg:y="9.614cm">
          <draw:text-box>
            <text:p><text:span text:style-name="T2">64+2+1</text:span></text:p>
          </draw:text-box>
        </draw:frame>
        <draw:line draw:style-name="gr32" draw:text-style-name="P1" draw:layer="layout" svg:x1="8.195cm" svg:y1="10.017cm" svg:x2="8.449cm" svg:y2="9.763cm">
          <text:p/>
        </draw:line>
        <draw:frame draw:style-name="gr29" draw:text-style-name="P3" draw:layer="layout" svg:width="1.052cm" svg:height="0.53cm" svg:x="13.502cm" svg:y="9.614cm">
          <draw:text-box>
            <text:p><text:span text:style-name="T2">64+2</text:span></text:p>
          </draw:text-box>
        </draw:frame>
        <draw:line draw:style-name="gr32" draw:text-style-name="P1" draw:layer="layout" svg:x1="11.497cm" svg:y1="7.096cm" svg:x2="11.751cm" svg:y2="6.842cm">
          <text:p/>
        </draw:line>
        <draw:line draw:style-name="gr32" draw:text-style-name="P1" draw:layer="layout" svg:x1="14.545cm" svg:y1="9.89cm" svg:x2="14.799cm" svg:y2="9.636cm">
          <text:p/>
        </draw:line>
        <draw:line draw:style-name="gr32" draw:text-style-name="P1" draw:layer="layout" svg:x1="14.545cm" svg:y1="9.89cm" svg:x2="14.799cm" svg:y2="9.636cm">
          <text:p/>
        </draw:line>
        <draw:frame draw:style-name="gr29" draw:text-style-name="P3" draw:layer="layout" svg:width="0.993cm" svg:height="0.53cm" svg:x="15.18cm" svg:y="7.443cm">
          <draw:text-box>
            <text:p><text:span text:style-name="T2">CH1</text:span></text:p>
          </draw:text-box>
        </draw:frame>
        <draw:frame draw:style-name="gr29" draw:text-style-name="P3" draw:layer="layout" svg:width="0.993cm" svg:height="0.53cm" svg:x="14.479cm" svg:y="7.455cm">
          <draw:text-box>
            <text:p><text:span text:style-name="T2">CH0</text:span></text:p>
          </draw:text-box>
        </draw:frame>
        <draw:line draw:style-name="gr23" draw:text-style-name="P1" draw:layer="layout" svg:x1="8.271cm" svg:y1="4.302cm" svg:x2="8.271cm" svg:y2="5.318cm">
          <text:p/>
        </draw:line>
        <draw:frame draw:style-name="gr34" draw:text-style-name="P3" draw:layer="layout" svg:width="0.832cm" svg:height="0.53cm" svg:x="8.449cm" svg:y="4.302cm">
          <draw:text-box>
            <text:p><text:span text:style-name="T2">rdy</text:span></text:p>
          </draw:text-box>
        </draw:frame>
        <draw:frame draw:style-name="gr34" draw:text-style-name="P3" draw:layer="layout" svg:width="1.188cm" svg:height="0.809cm" svg:x="7.288cm" svg:y="4.175cm">
          <draw:text-box>
            <text:p><text:span text:style-name="T2">data +</text:span></text:p>
            <text:p><text:span text:style-name="T2">ctl</text:span></text:p>
          </draw:text-box>
        </draw:frame>
        <draw:line draw:style-name="gr26" draw:text-style-name="P1" draw:layer="layout" svg:x1="11.287cm" svg:y1="16.24cm" svg:x2="18.526cm" svg:y2="16.24cm">
          <text:p/>
        </draw:line>
        <draw:frame draw:style-name="gr29" draw:text-style-name="P3" draw:layer="layout" svg:width="0.773cm" svg:height="0.53cm" svg:x="13.402cm" svg:y="11.773cm">
          <draw:text-box>
            <text:p><text:span text:style-name="T2">66</text:span></text:p>
          </draw:text-box>
        </draw:frame>
        <draw:line draw:style-name="gr32" draw:text-style-name="P1" draw:layer="layout" svg:x1="7.687cm" svg:y1="14.208cm" svg:x2="7.941cm" svg:y2="13.954cm">
          <text:p/>
        </draw:line>
        <draw:line draw:style-name="gr32" draw:text-style-name="P1" draw:layer="layout" svg:x1="13.656cm" svg:y1="12.43cm" svg:x2="13.91cm" svg:y2="12.176cm">
          <text:p/>
        </draw:line>
        <draw:frame draw:style-name="gr29" draw:text-style-name="P3" draw:layer="layout" svg:width="0.773cm" svg:height="0.53cm" svg:x="7.433cm" svg:y="13.446cm">
          <draw:text-box>
            <text:p><text:span text:style-name="T2">64</text:span></text:p>
          </draw:text-box>
        </draw:frame>
        <draw:rect draw:style-name="gr35" draw:text-style-name="P1" draw:layer="layout" svg:width="5.207cm" svg:height="1.143cm" svg:x="11.16cm" svg:y="15.097cm">
          <text:p/>
        </draw:rect>
        <draw:frame draw:style-name="gr22" draw:text-style-name="P3" draw:layer="layout" svg:width="1.992cm" svg:height="1.088cm" svg:x="16.748cm" svg:y="15.097cm">
          <draw:text-box>
            <text:p><text:span text:style-name="T2">TX </text:span></text:p>
            <text:p><text:span text:style-name="T2">Clock domain</text:span></text:p>
            <text:p><text:span text:style-name="T2">(219Mhz)</text:span></text:p>
          </draw:text-box>
        </draw:frame>
        <draw:line draw:style-name="gr26" draw:text-style-name="P1" draw:layer="layout" svg:x1="11.16cm" svg:y1="15.097cm" svg:x2="18.526cm" svg:y2="15.097cm">
          <text:p/>
        </draw:line>
        <draw:frame draw:style-name="gr22" draw:text-style-name="P3" draw:layer="layout" svg:width="1.992cm" svg:height="1.088cm" svg:x="16.407cm" svg:y="8.04cm">
          <draw:text-box>
            <text:p><text:span text:style-name="T2">Core</text:span></text:p>
            <text:p><text:span text:style-name="T2">Clock domain</text:span></text:p>
            <text:p><text:span text:style-name="T2">(212.5Mhz)</text:span></text:p>
          </draw:text-box>
        </draw:frame>
        <draw:frame draw:style-name="gr22" draw:text-style-name="P3" draw:layer="layout" svg:width="1.992cm" svg:height="1.088cm" svg:x="3.072cm" svg:y="5.246cm">
          <draw:text-box>
            <text:p><text:span text:style-name="T2">Core</text:span></text:p>
            <text:p><text:span text:style-name="T2">Clock domain</text:span></text:p>
            <text:p><text:span text:style-name="T2">(212.5Mhz)</text:span></text:p>
          </draw:text-box>
        </draw:frame>
        <draw:line draw:style-name="gr23" draw:text-style-name="P1" draw:layer="layout" svg:x1="3.921cm" svg:y1="7.223cm" svg:x2="3.921cm" svg:y2="6.334cm">
          <text:p/>
        </draw:line>
        <draw:line draw:style-name="gr23" draw:text-style-name="P1" draw:layer="layout" svg:x1="17.129cm" svg:y1="3.54cm" svg:x2="17.129cm" svg:y2="7.858cm">
          <text:p/>
        </draw:line>
        <draw:line draw:style-name="gr23" draw:text-style-name="P1" draw:layer="layout" svg:x1="3.921cm" svg:y1="18.018cm" svg:x2="3.921cm" svg:y2="13.446cm">
          <text:p/>
        </draw:line>
        <draw:line draw:style-name="gr23" draw:text-style-name="P1" draw:layer="layout" svg:x1="17.129cm" svg:y1="14.97cm" svg:x2="17.129cm" svg:y2="9.128cm">
          <text:p/>
        </draw:line>
        <draw:line draw:style-name="gr23" draw:text-style-name="P1" draw:layer="layout" svg:x1="3.921cm" svg:y1="7.477cm" svg:x2="3.921cm" svg:y2="12.303cm">
          <text:p/>
        </draw:line>
        <draw:line draw:style-name="gr23" draw:text-style-name="P1" draw:layer="layout" svg:x1="3.921cm" svg:y1="3.159cm" svg:x2="3.921cm" svg:y2="5.191cm">
          <text:p/>
        </draw:line>
        <draw:frame draw:style-name="gr34" draw:text-style-name="P3" draw:layer="layout" svg:width="1.569cm" svg:height="0.809cm" svg:x="1.59cm" svg:y="6.922cm">
          <draw:text-box>
            <text:p><text:span text:style-name="T2">100ppm</text:span></text:p>
            <text:p><text:span text:style-name="T2">difference</text:span></text:p>
          </draw:text-box>
        </draw:frame>
        <draw:frame draw:style-name="gr34" draw:text-style-name="P3" draw:layer="layout" svg:width="1.378cm" svg:height="0.809cm" svg:x="18.399cm" svg:y="15.859cm">
          <draw:text-box>
            <text:p><text:span text:style-name="T2">different</text:span></text:p>
            <text:p><text:span text:style-name="T2">phase</text:span></text:p>
          </draw:text-box>
        </draw:frame>
        <draw:frame draw:style-name="gr34" draw:text-style-name="P3" draw:layer="layout" svg:width="1.378cm" svg:height="0.809cm" svg:x="18.418cm" svg:y="14.716cm">
          <draw:text-box>
            <text:p><text:span text:style-name="T2">different</text:span></text:p>
            <text:p><text:span text:style-name="T2">phase</text:span></text:p>
          </draw:text-box>
        </draw:frame>
      </draw:page>
      <draw:page draw:name="page6" draw:style-name="dp1" draw:master-page-name="Default">
        <draw:rect draw:style-name="gr36" draw:text-style-name="P1" draw:layer="layout" svg:width="7.239cm" svg:height="2.794cm" svg:x="4.175cm" svg:y="16.367cm">
          <text:p/>
        </draw:rect>
        <draw:rect draw:style-name="gr37" draw:text-style-name="P1" draw:layer="layout" svg:width="7.239cm" svg:height="2.794cm" svg:x="4.175cm" svg:y="8.62cm">
          <text:p/>
        </draw:rect>
        <draw:rect draw:style-name="gr38" draw:text-style-name="P2" draw:layer="layout" svg:width="3.302cm" svg:height="4.953cm" svg:x="7.223cm" svg:y="11.414cm">
          <text:p/>
        </draw:rect>
        <draw:frame draw:style-name="gr3" draw:text-style-name="P11" draw:layer="layout" svg:width="1.397cm" svg:height="3.666cm" svg:x="6.207cm" svg:y="11.812cm">
          <draw:text-box>
            <text:p><text:span text:style-name="T7">.</text:span></text:p>
            <text:p><text:span text:style-name="T7">.</text:span></text:p>
            <text:p><text:span text:style-name="T7">.</text:span></text:p>
            <text:p><text:span text:style-name="T7">.</text:span></text:p>
            <text:p><text:span text:style-name="T7">.</text:span></text:p>
          </draw:text-box>
        </draw:frame>
        <draw:line draw:style-name="gr39" draw:text-style-name="P1" draw:layer="layout" svg:x1="9.382cm" svg:y1="11.414cm" svg:x2="9.382cm" svg:y2="10.398cm">
          <text:p/>
        </draw:line>
        <draw:frame draw:style-name="gr3" draw:text-style-name="P3" draw:layer="layout" svg:width="2.085cm" svg:height="0.53cm" svg:x="6.408cm" svg:y="10.525cm">
          <draw:text-box>
            <text:p><text:span text:style-name="T2">Write interface</text:span></text:p>
          </draw:text-box>
        </draw:frame>
        <draw:frame draw:style-name="gr3" draw:text-style-name="P3" draw:layer="layout" svg:width="1.658cm" svg:height="0.53cm" svg:x="10.779cm" svg:y="13.573cm">
          <draw:text-box>
            <text:p><text:span text:style-name="T2">Read level</text:span></text:p>
          </draw:text-box>
        </draw:frame>
        <draw:frame draw:style-name="gr3" draw:text-style-name="P3" draw:layer="layout" svg:width="1.514cm" svg:height="0.53cm" svg:x="10.779cm" svg:y="12.662cm">
          <draw:text-box>
            <text:p><text:span text:style-name="T2">High limit</text:span></text:p>
          </draw:text-box>
        </draw:frame>
        <draw:frame draw:style-name="gr3" draw:text-style-name="P3" draw:layer="layout" svg:width="1.455cm" svg:height="0.53cm" svg:x="10.779cm" svg:y="14.462cm">
          <draw:text-box>
            <text:p><text:span text:style-name="T2">Low limit</text:span></text:p>
          </draw:text-box>
        </draw:frame>
        <draw:g>
          <draw:line draw:style-name="gr40" draw:text-style-name="P1" draw:layer="layout" svg:x1="7.25cm" svg:y1="13.827cm" svg:x2="10.906cm" svg:y2="13.827cm">
            <text:p/>
          </draw:line>
          <draw:line draw:style-name="gr40" draw:text-style-name="P1" draw:layer="layout" svg:x1="7.25cm" svg:y1="12.916cm" svg:x2="10.906cm" svg:y2="12.916cm">
            <text:p/>
          </draw:line>
          <draw:line draw:style-name="gr40" draw:text-style-name="P1" draw:layer="layout" svg:x1="7.25cm" svg:y1="14.716cm" svg:x2="10.906cm" svg:y2="14.716cm">
            <text:p/>
          </draw:line>
        </draw:g>
        <draw:frame draw:style-name="gr3" draw:text-style-name="P3" draw:layer="layout" svg:width="1.397cm" svg:height="0.53cm" svg:x="5.946cm" svg:y="15.964cm">
          <draw:text-box>
            <text:p><text:span text:style-name="T2">Entry 0</text:span></text:p>
          </draw:text-box>
        </draw:frame>
        <draw:line draw:style-name="gr41" draw:text-style-name="P1" draw:layer="layout" svg:x1="7.223cm" svg:y1="11.795cm" svg:x2="10.525cm" svg:y2="11.795cm">
          <text:p/>
        </draw:line>
        <draw:line draw:style-name="gr41" draw:text-style-name="P1" draw:layer="layout" svg:x1="7.223cm" svg:y1="12.176cm" svg:x2="10.525cm" svg:y2="12.176cm">
          <text:p/>
        </draw:line>
        <draw:line draw:style-name="gr41" draw:text-style-name="P1" draw:layer="layout" svg:x1="7.223cm" svg:y1="15.986cm" svg:x2="10.525cm" svg:y2="15.986cm">
          <text:p/>
        </draw:line>
        <draw:line draw:style-name="gr41" draw:text-style-name="P1" draw:layer="layout" svg:x1="7.223cm" svg:y1="15.605cm" svg:x2="10.525cm" svg:y2="15.605cm">
          <text:p/>
        </draw:line>
        <draw:frame draw:style-name="gr3" draw:text-style-name="P3" draw:layer="layout" svg:width="1.397cm" svg:height="0.53cm" svg:x="5.953cm" svg:y="15.583cm">
          <draw:text-box>
            <text:p><text:span text:style-name="T2">Entry 1</text:span></text:p>
          </draw:text-box>
        </draw:frame>
        <draw:frame draw:style-name="gr3" draw:text-style-name="P3" draw:layer="layout" svg:width="1.484cm" svg:height="0.53cm" svg:x="5.826cm" svg:y="11.773cm">
          <draw:text-box>
            <text:p><text:span text:style-name="T2">Entry n-1</text:span></text:p>
          </draw:text-box>
        </draw:frame>
        <draw:frame draw:style-name="gr3" draw:text-style-name="P3" draw:layer="layout" svg:width="1.397cm" svg:height="0.53cm" svg:x="5.833cm" svg:y="11.392cm">
          <draw:text-box>
            <text:p><text:span text:style-name="T2">Entry n</text:span></text:p>
          </draw:text-box>
        </draw:frame>
        <draw:rect draw:style-name="gr42" draw:text-style-name="P2" draw:layer="layout" svg:width="2.794cm" svg:height="1.016cm" svg:x="7.477cm" svg:y="9.382cm">
          <text:p text:style-name="P1"><text:span text:style-name="T1">Drop</text:span></text:p>
          <text:p text:style-name="P1"><text:span text:style-name="T1">Unit</text:span></text:p>
        </draw:rect>
        <draw:rect draw:style-name="gr42" draw:text-style-name="P2" draw:layer="layout" svg:width="2.794cm" svg:height="1.016cm" svg:x="7.477cm" svg:y="17.383cm">
          <text:p text:style-name="P1"><text:span text:style-name="T1">Add</text:span></text:p>
          <text:p text:style-name="P1"><text:span text:style-name="T1">Unit</text:span></text:p>
        </draw:rect>
        <draw:line draw:style-name="gr43" draw:text-style-name="P1" draw:layer="layout" svg:x1="8.366cm" svg:y1="11.414cm" svg:x2="8.366cm" svg:y2="10.398cm">
          <text:p/>
        </draw:line>
        <draw:frame draw:style-name="gr3" draw:text-style-name="P3" draw:layer="layout" svg:width="1.624cm" svg:height="0.53cm" svg:x="9.382cm" svg:y="10.525cm">
          <draw:text-box>
            <text:p><text:span text:style-name="T2">Write data</text:span></text:p>
          </draw:text-box>
        </draw:frame>
        <draw:line draw:style-name="gr39" draw:text-style-name="P1" draw:layer="layout" svg:x1="8.874cm" svg:y1="9.382cm" svg:x2="8.874cm" svg:y2="8.747cm">
          <text:p/>
        </draw:line>
        <draw:line draw:style-name="gr39" draw:text-style-name="P1" draw:layer="layout" svg:x1="9.409cm" svg:y1="17.383cm" svg:x2="9.409cm" svg:y2="16.367cm">
          <text:p/>
        </draw:line>
        <draw:frame draw:style-name="gr3" draw:text-style-name="P3" draw:layer="layout" svg:width="2.09cm" svg:height="0.53cm" svg:x="6.403cm" svg:y="16.621cm">
          <draw:text-box>
            <text:p><text:span text:style-name="T2">Read interface</text:span></text:p>
          </draw:text-box>
        </draw:frame>
        <draw:line draw:style-name="gr43" draw:text-style-name="P1" draw:layer="layout" svg:x1="8.393cm" svg:y1="17.383cm" svg:x2="8.393cm" svg:y2="16.367cm">
          <text:p/>
        </draw:line>
        <draw:frame draw:style-name="gr3" draw:text-style-name="P3" draw:layer="layout" svg:width="1.628cm" svg:height="0.53cm" svg:x="9.405cm" svg:y="16.621cm">
          <draw:text-box>
            <text:p><text:span text:style-name="T2">Read data</text:span></text:p>
          </draw:text-box>
        </draw:frame>
        <draw:line draw:style-name="gr39" draw:text-style-name="P1" draw:layer="layout" svg:x1="8.239cm" svg:y1="19.288cm" svg:x2="8.239cm" svg:y2="18.78cm">
          <text:p/>
        </draw:line>
        <draw:frame draw:style-name="gr3" draw:text-style-name="P3" draw:layer="layout" svg:width="2.043cm" svg:height="1.088cm" svg:x="4.164cm" svg:y="12.993cm">
          <draw:text-box>
            <text:p><text:span text:style-name="T2">Asynchronous</text:span></text:p>
            <text:p><text:span text:style-name="T2">FIFO</text:span></text:p>
            <text:p><text:span text:style-name="T2">~32x128b</text:span></text:p>
          </draw:text-box>
        </draw:frame>
        <draw:frame draw:style-name="gr3" draw:text-style-name="P3" draw:layer="layout" svg:width="1.827cm" svg:height="0.53cm" svg:x="7.301cm" svg:y="19.266cm">
          <draw:text-box>
            <text:p><text:span text:style-name="T2">To fmac_rcv</text:span></text:p>
          </draw:text-box>
        </draw:frame>
        <draw:line draw:style-name="gr39" draw:text-style-name="P1" draw:layer="layout" svg:x1="9.763cm" svg:y1="19.288cm" svg:x2="9.763cm" svg:y2="18.78cm">
          <text:p/>
        </draw:line>
        <draw:frame draw:style-name="gr44" draw:text-style-name="P3" draw:layer="layout" svg:width="1.397cm" svg:height="0.53cm" svg:x="9.128cm" svg:y="19.288cm">
          <draw:text-box>
            <text:p><text:span text:style-name="T2">To xbar</text:span></text:p>
          </draw:text-box>
        </draw:frame>
        <draw:line draw:style-name="gr45" draw:text-style-name="P1" draw:layer="layout" svg:x1="9.763cm" svg:y1="18.78cm" svg:x2="8.239cm" svg:y2="18.78cm">
          <text:p/>
        </draw:line>
        <draw:line draw:style-name="gr45" draw:text-style-name="P1" draw:layer="layout" svg:x1="9.001cm" svg:y1="18.399cm" svg:x2="9.001cm" svg:y2="18.78cm">
          <text:p/>
        </draw:line>
        <draw:line draw:style-name="gr45" draw:text-style-name="P1" draw:layer="layout" svg:x1="9.763cm" svg:y1="18.78cm" svg:x2="8.213cm" svg:y2="18.754cm">
          <text:p/>
        </draw:line>
        <draw:frame draw:style-name="gr3" draw:text-style-name="P3" draw:layer="layout" svg:width="1.683cm" svg:height="1.367cm" svg:x="4.418cm" svg:y="9.31cm">
          <draw:text-box>
            <text:p><text:span text:style-name="T2">Recovered</text:span></text:p>
            <text:p><text:span text:style-name="T2">Clock </text:span></text:p>
            <text:p><text:span text:style-name="T2">Domain</text:span></text:p>
            <text:p><text:span text:style-name="T2">(219Mhz)</text:span></text:p>
          </draw:text-box>
        </draw:frame>
        <draw:frame draw:style-name="gr3" draw:text-style-name="P3" draw:layer="layout" svg:width="1.725cm" svg:height="1.367cm" svg:x="4.556cm" svg:y="17.032cm">
          <draw:text-box>
            <text:p><text:span text:style-name="T2">Core</text:span></text:p>
            <text:p><text:span text:style-name="T2">Clock </text:span></text:p>
            <text:p><text:span text:style-name="T2">Domain</text:span></text:p>
            <text:p><text:span text:style-name="T2">(212.5Mhz)</text:span></text:p>
          </draw:text-box>
        </draw:frame>
        <draw:line draw:style-name="gr23" draw:text-style-name="P1" draw:layer="layout" svg:x1="12.176cm" svg:y1="9.89cm" svg:x2="10.271cm" svg:y2="9.89cm">
          <text:p/>
        </draw:line>
        <draw:frame draw:style-name="gr3" draw:text-style-name="P3" draw:layer="layout" svg:width="1.397cm" svg:height="1.088cm" svg:x="12.049cm" svg:y="9.382cm">
          <draw:text-box>
            <text:p><text:span text:style-name="T2">Stats</text:span></text:p>
            <text:p><text:span text:style-name="T2">and </text:span></text:p>
            <text:p><text:span text:style-name="T2">Debug</text:span></text:p>
          </draw:text-box>
        </draw:frame>
        <draw:line draw:style-name="gr23" draw:text-style-name="P1" draw:layer="layout" svg:x1="12.176cm" svg:y1="17.891cm" svg:x2="10.271cm" svg:y2="17.891cm">
          <text:p/>
        </draw:line>
        <draw:frame draw:style-name="gr3" draw:text-style-name="P3" draw:layer="layout" svg:width="1.397cm" svg:height="1.088cm" svg:x="12.176cm" svg:y="17.383cm">
          <draw:text-box>
            <text:p><text:span text:style-name="T2">Stats</text:span></text:p>
            <text:p><text:span text:style-name="T2">and </text:span></text:p>
            <text:p><text:span text:style-name="T2">Debug</text:span></text:p>
          </draw:text-box>
        </draw:frame>
      </draw:page>
      <draw:page draw:name="page7" draw:style-name="dp1" draw:master-page-name="Default">
        <draw:rect draw:style-name="gr20" draw:text-style-name="P2" draw:layer="layout" svg:width="9.906cm" svg:height="6.096cm" svg:x="3.794cm" svg:y="16.24cm">
          <text:p/>
        </draw:rect>
        <draw:rect draw:style-name="gr21" draw:text-style-name="P2" draw:layer="layout" svg:width="6.731cm" svg:height="1.905cm" svg:x="6.715cm" svg:y="16.86cm">
          <text:p/>
        </draw:rect>
        <draw:rect draw:style-name="gr9" draw:text-style-name="P1" draw:layer="layout" svg:width="2.794cm" svg:height="0.762cm" svg:x="13.827cm" svg:y="17.51cm">
          <text:p/>
        </draw:rect>
        <draw:frame draw:style-name="gr22" draw:text-style-name="P3" draw:layer="layout" svg:width="1.412cm" svg:height="0.53cm" svg:x="4.133cm" svg:y="19.647cm">
          <draw:text-box>
            <text:p><text:span text:style-name="T2">RX PCS</text:span></text:p>
          </draw:text-box>
        </draw:frame>
        <draw:frame draw:style-name="gr3" draw:text-style-name="P3" draw:layer="layout" svg:width="1.433cm" svg:height="0.53cm" svg:x="6.461cm" svg:y="19.647cm">
          <draw:text-box>
            <text:p><text:span text:style-name="T2">RX PMA</text:span></text:p>
          </draw:text-box>
        </draw:frame>
        <draw:rect draw:style-name="gr21" draw:text-style-name="P2" draw:layer="layout" svg:width="6.577cm" svg:height="1.905cm" svg:x="6.742cm" svg:y="20.05cm">
          <text:p/>
        </draw:rect>
        <draw:rect draw:style-name="gr1" draw:text-style-name="P2" draw:layer="layout" svg:width="1.143cm" svg:height="1.143cm" svg:x="9.636cm" svg:y="20.431cm">
          <text:p text:style-name="P1"><text:span text:style-name="T1">CDR</text:span></text:p>
        </draw:rect>
        <draw:line draw:style-name="gr23" draw:text-style-name="P1" draw:layer="layout" svg:x1="13.731cm" svg:y1="18.145cm" svg:x2="12.715cm" svg:y2="18.145cm">
          <text:p/>
        </draw:line>
        <draw:line draw:style-name="gr23" draw:text-style-name="P1" draw:layer="layout" svg:x1="11.922cm" svg:y1="21.066cm" svg:x2="11.922cm" svg:y2="17.891cm">
          <text:p/>
        </draw:line>
        <draw:custom-shape draw:style-name="gr24" draw:text-style-name="P1" draw:layer="layout" svg:width="1.016cm" svg:height="0.762cm" draw:transform="rotate (-1.57079632679579) translate (13.096cm 17.38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13.731cm" svg:y1="17.637cm" svg:x2="12.715cm" svg:y2="17.637cm">
          <text:p/>
        </draw:line>
        <draw:line draw:style-name="gr23" draw:text-style-name="P1" draw:layer="layout" svg:x1="13.096cm" svg:y1="20.812cm" svg:x2="14.112cm" svg:y2="20.812cm">
          <text:p/>
        </draw:line>
        <draw:custom-shape draw:style-name="gr24" draw:text-style-name="P1" draw:layer="layout" svg:width="1.016cm" svg:height="0.762cm" draw:transform="rotate (-1.57079632679579) translate (13.065cm 20.558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1001.76991150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13.096cm" svg:y1="21.32cm" svg:x2="14.112cm" svg:y2="21.32cm">
          <text:p/>
        </draw:line>
        <draw:line draw:style-name="gr23" draw:text-style-name="P1" draw:layer="layout" svg:x1="10.779cm" svg:y1="21.066cm" svg:x2="12.303cm" svg:y2="21.066cm">
          <text:p/>
        </draw:line>
        <draw:frame draw:style-name="gr3" draw:text-style-name="P3" draw:layer="layout" svg:width="1.565cm" svg:height="1.088cm" svg:x="12.176cm" svg:y="18.962cm">
          <draw:text-box>
            <text:p><text:span text:style-name="T2">Near end</text:span></text:p>
            <text:p><text:span text:style-name="T2">Serial</text:span></text:p>
            <text:p><text:span text:style-name="T2">Loopback</text:span></text:p>
          </draw:text-box>
        </draw:frame>
        <draw:frame draw:style-name="gr3" draw:text-style-name="P3" draw:layer="layout" svg:width="1.397cm" svg:height="0.809cm" svg:x="12.176cm" svg:y="17.463cm">
          <draw:text-box>
            <text:p><text:span text:style-name="T2">TX</text:span></text:p>
            <text:p><text:span text:style-name="T2">Buffer</text:span></text:p>
          </draw:text-box>
        </draw:frame>
        <draw:rect draw:style-name="gr1" draw:text-style-name="P2" draw:layer="layout" svg:width="1.778cm" svg:height="1.143cm" svg:x="6.969cm" svg:y="20.431cm">
          <text:p text:style-name="P1"><text:span text:style-name="T1">Deserializer</text:span></text:p>
        </draw:rect>
        <draw:line draw:style-name="gr23" draw:text-style-name="P1" draw:layer="layout" svg:x1="8.747cm" svg:y1="21.066cm" svg:x2="9.636cm" svg:y2="21.066cm">
          <text:p/>
        </draw:line>
        <draw:frame draw:style-name="gr3" draw:text-style-name="P3" draw:layer="layout" svg:width="1.408cm" svg:height="0.53cm" svg:x="6.461cm" svg:y="16.472cm">
          <draw:text-box>
            <text:p><text:span text:style-name="T2">TX PMA</text:span></text:p>
          </draw:text-box>
        </draw:frame>
        <draw:line draw:style-name="gr23" draw:text-style-name="P1" draw:layer="layout" svg:x1="12.303cm" svg:y1="17.891cm" svg:x2="10.906cm" svg:y2="17.891cm">
          <text:p/>
        </draw:line>
        <draw:rect draw:style-name="gr1" draw:text-style-name="P2" draw:layer="layout" svg:width="2.794cm" svg:height="2.032cm" svg:x="13.573cm" svg:y="6.588cm">
          <text:p text:style-name="P1"><text:span text:style-name="T1">Transmission</text:span></text:p>
          <text:p text:style-name="P1"><text:span text:style-name="T1">Word </text:span></text:p>
          <text:p text:style-name="P1"><text:span text:style-name="T1">Decode</text:span></text:p>
        </draw:rect>
        <draw:line draw:style-name="gr23" draw:text-style-name="P1" draw:layer="layout" svg:x1="10.525cm" svg:y1="17.637cm" svg:x2="8.747cm" svg:y2="17.637cm">
          <text:p/>
        </draw:line>
        <draw:custom-shape draw:style-name="gr24" draw:text-style-name="P1" draw:layer="layout" svg:width="1.524cm" svg:height="0.432cm" draw:transform="rotate (-1.57079632679579) translate (10.957cm 17.129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1" draw:layer="layout" svg:x1="10.525cm" svg:y1="17.891cm" svg:x2="9.255cm" svg:y2="17.891cm">
          <text:p/>
        </draw:line>
        <draw:line draw:style-name="gr5" draw:text-style-name="P1" draw:layer="layout" svg:x1="9.255cm" svg:y1="21.066cm" svg:x2="9.255cm" svg:y2="17.891cm">
          <text:p/>
        </draw:line>
        <draw:line draw:style-name="gr23" draw:text-style-name="P1" draw:layer="layout" svg:x1="10.525cm" svg:y1="18.145cm" svg:x2="9.89cm" svg:y2="18.145cm">
          <text:p/>
        </draw:line>
        <draw:line draw:style-name="gr5" draw:text-style-name="P1" draw:layer="layout" svg:x1="11.541cm" svg:y1="21.066cm" svg:x2="11.541cm" svg:y2="19.288cm">
          <text:p/>
        </draw:line>
        <draw:line draw:style-name="gr5" draw:text-style-name="P1" draw:layer="layout" svg:x1="9.89cm" svg:y1="19.288cm" svg:x2="9.89cm" svg:y2="18.145cm">
          <text:p/>
        </draw:line>
        <draw:line draw:style-name="gr5" draw:text-style-name="P1" draw:layer="layout" svg:x1="11.541cm" svg:y1="19.288cm" svg:x2="9.89cm" svg:y2="19.288cm">
          <text:p/>
        </draw:line>
        <draw:circle draw:style-name="gr6" draw:text-style-name="P1" draw:layer="layout" svg:width="0.076cm" svg:height="0.076cm" svg:x="11.885cm" svg:y="17.854cm">
          <text:p/>
        </draw:circle>
        <draw:circle draw:style-name="gr6" draw:text-style-name="P1" draw:layer="layout" svg:width="0.076cm" svg:height="0.076cm" svg:x="11.501cm" svg:y="21.016cm">
          <text:p/>
        </draw:circle>
        <draw:circle draw:style-name="gr6" draw:text-style-name="P1" draw:layer="layout" svg:width="0.076cm" svg:height="0.076cm" svg:x="9.215cm" svg:y="21.02cm">
          <text:p/>
        </draw:circle>
        <draw:custom-shape draw:style-name="gr25" draw:text-style-name="P7" draw:layer="layout" svg:width="0.254cm" svg:height="0.254cm" svg:x="11.795cm" svg:y="19.35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1" draw:text-style-name="P2" draw:layer="layout" svg:width="1.778cm" svg:height="1.905cm" svg:x="4.429cm" svg:y="20.05cm">
          <text:p/>
        </draw:rect>
        <draw:frame draw:style-name="gr3" draw:text-style-name="P3" draw:layer="layout" svg:width="1.772cm" svg:height="0.53cm" svg:x="3.54cm" svg:y="15.71cm">
          <draw:text-box>
            <text:p><text:span text:style-name="T2">Transceiver</text:span></text:p>
          </draw:text-box>
        </draw:frame>
        <draw:frame draw:style-name="gr3" draw:text-style-name="P3" draw:layer="layout" svg:width="2.754cm" svg:height="0.809cm" svg:x="13.835cm" svg:y="17.463cm">
          <draw:text-box>
            <text:p><text:span text:style-name="T2">Transmit Trace</text:span></text:p>
            <text:p><text:span text:style-name="T2">(potential inversions)</text:span></text:p>
          </draw:text-box>
        </draw:frame>
        <draw:line draw:style-name="gr26" draw:text-style-name="P1" draw:layer="layout" svg:x1="17.272cm" svg:y1="14.97cm" svg:x2="17.272cm" svg:y2="23.225cm">
          <text:p/>
        </draw:line>
        <draw:rect draw:style-name="gr1" draw:text-style-name="P2" draw:layer="layout" svg:width="1.159cm" svg:height="0.762cm" svg:x="16.621cm" svg:y="17.51cm">
          <text:p text:style-name="P1"><text:span text:style-name="T1">SFP</text:span></text:p>
        </draw:rect>
        <draw:rect draw:style-name="gr9" draw:text-style-name="P1" draw:layer="layout" svg:width="2.74cm" svg:height="0.762cm" svg:x="13.954cm" svg:y="20.685cm">
          <text:p/>
        </draw:rect>
        <draw:frame draw:style-name="gr3" draw:text-style-name="P3" draw:layer="layout" svg:width="2.754cm" svg:height="0.809cm" svg:x="13.789cm" svg:y="20.638cm">
          <draw:text-box>
            <text:p><text:span text:style-name="T2">Receive Trace</text:span></text:p>
            <text:p><text:span text:style-name="T2">(potential inversions)</text:span></text:p>
          </draw:text-box>
        </draw:frame>
        <draw:rect draw:style-name="gr1" draw:text-style-name="P2" draw:layer="layout" svg:width="1.143cm" svg:height="0.762cm" svg:x="16.691cm" svg:y="20.685cm">
          <text:p text:style-name="P1"><text:span text:style-name="T1">SFP</text:span></text:p>
        </draw:rect>
        <draw:line draw:style-name="gr23" draw:text-style-name="P1" draw:layer="layout" svg:x1="17.907cm" svg:y1="21.066cm" svg:x2="18.415cm" svg:y2="21.066cm">
          <text:p/>
        </draw:line>
        <draw:line draw:style-name="gr5" draw:text-style-name="P1" draw:layer="layout" svg:x1="18.415cm" svg:y1="21.066cm" svg:x2="18.415cm" svg:y2="17.891cm">
          <text:p/>
        </draw:line>
        <draw:line draw:style-name="gr5" draw:text-style-name="P1" draw:layer="layout" svg:x1="17.78cm" svg:y1="17.891cm" svg:x2="18.414cm" svg:y2="17.891cm">
          <text:p/>
        </draw:line>
        <draw:rect draw:style-name="gr1" draw:text-style-name="P2" draw:layer="layout" svg:width="1.27cm" svg:height="1.143cm" svg:x="4.683cm" svg:y="20.431cm">
          <text:p text:style-name="P1"><text:span text:style-name="T1">Phase </text:span></text:p>
          <text:p text:style-name="P1"><text:span text:style-name="T1">Comp</text:span></text:p>
          <text:p text:style-name="P1"><text:span text:style-name="T1">FIFO</text:span></text:p>
        </draw:rect>
        <draw:line draw:style-name="gr23" draw:text-style-name="P1" draw:layer="layout" svg:x1="5.953cm" svg:y1="21.066cm" svg:x2="6.969cm" svg:y2="21.066cm">
          <text:p/>
        </draw:line>
        <draw:frame draw:style-name="gr3" draw:text-style-name="P3" draw:layer="layout" svg:width="1.397cm" svg:height="0.53cm" svg:x="4.048cm" svg:y="16.472cm">
          <draw:text-box>
            <text:p><text:span text:style-name="T2">TX PCS</text:span></text:p>
          </draw:text-box>
        </draw:frame>
        <draw:rect draw:style-name="gr21" draw:text-style-name="P2" draw:layer="layout" svg:width="1.778cm" svg:height="1.905cm" svg:x="4.344cm" svg:y="16.875cm">
          <text:p/>
        </draw:rect>
        <draw:rect draw:style-name="gr1" draw:text-style-name="P2" draw:layer="layout" svg:width="1.27cm" svg:height="1.143cm" svg:x="4.598cm" svg:y="17.256cm">
          <text:p text:style-name="P1"><text:span text:style-name="T1">Phase </text:span></text:p>
          <text:p text:style-name="P1"><text:span text:style-name="T1">Comp</text:span></text:p>
          <text:p text:style-name="P1"><text:span text:style-name="T1">FIFO</text:span></text:p>
        </draw:rect>
        <draw:line draw:style-name="gr2" draw:text-style-name="P1" draw:layer="layout" svg:x1="16.367cm" svg:y1="7.477cm" svg:x2="17.637cm" svg:y2="7.477cm">
          <text:p/>
        </draw:line>
        <draw:custom-shape draw:style-name="gr25" draw:text-style-name="P7" draw:layer="layout" svg:width="0.254cm" svg:height="0.254cm" svg:x="18.315cm" svg:y="19.25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2" draw:layer="layout" svg:width="1.651cm" svg:height="6.096cm" svg:x="1.762cm" svg:y="16.24cm">
          <text:p/>
        </draw:rect>
        <draw:frame draw:style-name="gr3" draw:text-style-name="P3" draw:layer="layout" svg:width="1.903cm" svg:height="0.809cm" svg:x="1.635cm" svg:y="15.558cm">
          <draw:text-box>
            <text:p><text:span text:style-name="T2">FPGA Fabric</text:span></text:p>
            <text:p><text:span text:style-name="T2">(XBAR)</text:span></text:p>
          </draw:text-box>
        </draw:frame>
        <draw:rect draw:style-name="gr1" draw:text-style-name="P2" draw:layer="layout" svg:width="1.27cm" svg:height="1.143cm" svg:x="2.016cm" svg:y="19.034cm">
          <text:p text:style-name="P1"><text:span text:style-name="T1">Elastic</text:span></text:p>
          <text:p text:style-name="P1"><text:span text:style-name="T1">FIFO</text:span></text:p>
        </draw:rect>
        <draw:line draw:style-name="gr23" draw:text-style-name="P1" draw:layer="layout" svg:x1="1.381cm" svg:y1="21.066cm" svg:x2="4.683cm" svg:y2="21.066cm">
          <text:p/>
        </draw:line>
        <draw:line draw:style-name="gr23" draw:text-style-name="P1" draw:layer="layout" svg:x1="4.556cm" svg:y1="17.764cm" svg:x2="2.651cm" svg:y2="17.764cm">
          <text:p/>
        </draw:line>
        <draw:line draw:style-name="gr5" draw:text-style-name="P1" draw:layer="layout" svg:x1="2.143cm" svg:y1="18.653cm" svg:x2="2.143cm" svg:y2="18.018cm">
          <text:p/>
        </draw:line>
        <draw:frame draw:style-name="gr3" draw:text-style-name="P3" draw:layer="layout" svg:width="1.692cm" svg:height="0.809cm" svg:x="16.342cm" svg:y="14.161cm">
          <draw:text-box>
            <text:p><text:span text:style-name="T2">DAL Board</text:span></text:p>
            <text:p><text:span text:style-name="T2">Boundary</text:span></text:p>
          </draw:text-box>
        </draw:frame>
        <draw:frame draw:style-name="gr3" draw:text-style-name="P3" draw:layer="layout" svg:width="1.565cm" svg:height="1.088cm" svg:x="18.653cm" svg:y="18.835cm">
          <draw:text-box>
            <text:p><text:span text:style-name="T2">Near end</text:span></text:p>
            <text:p><text:span text:style-name="T2">External</text:span></text:p>
            <text:p><text:span text:style-name="T2">Loopback</text:span></text:p>
          </draw:text-box>
        </draw:frame>
        <draw:frame draw:style-name="gr3" draw:text-style-name="P3" draw:layer="layout" svg:width="1.397cm" svg:height="0.809cm" svg:x="12.43cm" svg:y="20.685cm">
          <draw:text-box>
            <text:p><text:span text:style-name="T2">RX</text:span></text:p>
            <text:p><text:span text:style-name="T2">Buffer</text:span></text:p>
          </draw:text-box>
        </draw:frame>
        <draw:line draw:style-name="gr5" draw:text-style-name="P1" draw:layer="layout" svg:x1="2.651cm" svg:y1="21.066cm" svg:x2="2.651cm" svg:y2="20.177cm">
          <text:p/>
        </draw:line>
        <draw:circle draw:style-name="gr6" draw:text-style-name="P1" draw:layer="layout" svg:width="0.076cm" svg:height="0.076cm" svg:x="2.615cm" svg:y="21.02cm">
          <text:p/>
        </draw:circle>
        <draw:custom-shape draw:style-name="gr24" draw:text-style-name="P1" draw:layer="layout" svg:width="1.524cm" svg:height="0.432cm" draw:transform="rotate (-1.57079632679579) translate (3.032cm 16.875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" draw:text-style-name="P1" draw:layer="layout" svg:x1="2.524cm" svg:y1="17.256cm" svg:x2="1.508cm" svg:y2="17.256cm">
          <text:p/>
        </draw:line>
        <draw:line draw:style-name="gr23" draw:text-style-name="P1" draw:layer="layout" svg:x1="2.524cm" svg:y1="18.018cm" svg:x2="2.143cm" svg:y2="18.018cm">
          <text:p/>
        </draw:line>
        <draw:line draw:style-name="gr5" draw:text-style-name="P1" draw:layer="layout" svg:x1="2.651cm" svg:y1="19.034cm" svg:x2="2.651cm" svg:y2="18.653cm">
          <text:p/>
        </draw:line>
        <draw:line draw:style-name="gr5" draw:text-style-name="P1" draw:layer="layout" svg:x1="2.143cm" svg:y1="18.653cm" svg:x2="2.65cm" svg:y2="18.653cm">
          <text:p/>
        </draw:line>
        <draw:frame draw:style-name="gr3" draw:text-style-name="P3" draw:layer="layout" svg:width="1.772cm" svg:height="0.53cm" svg:x="3.54cm" svg:y="15.71cm">
          <draw:text-box>
            <text:p><text:span text:style-name="T2">Transceiver</text:span></text:p>
          </draw:text-box>
        </draw:frame>
        <draw:frame draw:style-name="gr3" draw:text-style-name="P3" draw:layer="layout" svg:width="1.397cm" svg:height="1.088cm" svg:x="0.365cm" svg:y="16.676cm">
          <draw:text-box>
            <text:p><text:span text:style-name="T2">TX </text:span></text:p>
            <text:p><text:span text:style-name="T2">parallel</text:span></text:p>
            <text:p><text:span text:style-name="T2">data</text:span></text:p>
          </draw:text-box>
        </draw:frame>
        <draw:frame draw:style-name="gr3" draw:text-style-name="P3" draw:layer="layout" svg:width="1.397cm" svg:height="1.088cm" svg:x="0.238cm" svg:y="20.486cm">
          <draw:text-box>
            <text:p><text:span text:style-name="T2">RX </text:span></text:p>
            <text:p><text:span text:style-name="T2">parallel</text:span></text:p>
            <text:p><text:span text:style-name="T2">data</text:span></text:p>
          </draw:text-box>
        </draw:frame>
        <draw:rect draw:style-name="gr1" draw:text-style-name="P2" draw:layer="layout" svg:width="2.794cm" svg:height="2.032cm" svg:x="9.763cm" svg:y="6.588cm">
          <text:p text:style-name="P1"><text:span text:style-name="T1">CRC</text:span></text:p>
          <text:p text:style-name="P1"><text:span text:style-name="T1">Check</text:span></text:p>
        </draw:rect>
        <draw:rect draw:style-name="gr1" draw:text-style-name="P2" draw:layer="layout" svg:width="2.794cm" svg:height="2.032cm" svg:x="4.175cm" svg:y="5.572cm">
          <text:p text:style-name="P1"><text:span text:style-name="T1">Client</text:span></text:p>
          <text:p text:style-name="P1"><text:span text:style-name="T1">RX</text:span></text:p>
          <text:p text:style-name="P1"><text:span text:style-name="T1">FIFO</text:span></text:p>
          <text:p text:style-name="P1"><text:span text:style-name="T1">(2048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4T12:47:26.47</meta:creation-date>
    <dc:date>2013-11-15T13:15:01.41</dc:date>
    <meta:editing-duration>P31DT1H38M51S</meta:editing-duration>
    <meta:editing-cycles>18</meta:editing-cycles>
    <meta:generator>OpenOffice.org/3.4.1$Win32 OpenOffice.org_project/341m1$Build-9593</meta:generator>
    <meta:print-date>2013-11-08T12:34:55.50</meta:print-date>
    <meta:document-statistic meta:object-count="521"/>
  </office:meta>
</office:document-meta>
</file>